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script-lb.xml" manifest:media-type="text/xml"/>
  <manifest:file-entry manifest:full-path="Basic/VBAProject/ThisWorkbook.xml" manifest:media-type="text/xml"/>
  <manifest:file-entry manifest:full-path="Basic/VBAProject/Sheet1.xml" manifest:media-type="text/xml"/>
  <manifest:file-entry manifest:full-path="Basic/VBAProject/Form.xml" manifest:media-type="text/xml"/>
  <manifest:file-entry manifest:full-path="Basic/VBAProject/Lists.xml" manifest:media-type="text/xml"/>
  <manifest:file-entry manifest:full-path="Basic/VBAProject/Module1.xml" manifest:media-type="text/xml"/>
  <manifest:file-entry manifest:full-path="Basic/VBAProject/script-lb.xml" manifest:media-type="text/xml"/>
  <manifest:file-entry manifest:full-path="Basic/VBAProject/STDWork.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1.0902in"/>
    </style:style>
    <style:style style:name="co2" style:family="table-column">
      <style:table-column-properties fo:break-before="auto" style:column-width="1.2992in"/>
    </style:style>
    <style:style style:name="co3" style:family="table-column">
      <style:table-column-properties fo:break-before="auto" style:column-width="0.6689in"/>
    </style:style>
    <style:style style:name="co4" style:family="table-column">
      <style:table-column-properties fo:break-before="auto" style:column-width="1.1453in"/>
    </style:style>
    <style:style style:name="co5" style:family="table-column">
      <style:table-column-properties fo:break-before="auto" style:column-width="1.211in"/>
    </style:style>
    <style:style style:name="co6" style:family="table-column">
      <style:table-column-properties fo:break-before="auto" style:column-width="4.1291in"/>
    </style:style>
    <style:style style:name="co7" style:family="table-column">
      <style:table-column-properties fo:break-before="auto" style:column-width="1.2in"/>
    </style:style>
    <style:style style:name="co8" style:family="table-column">
      <style:table-column-properties fo:break-before="auto" style:column-width="0.2638in"/>
    </style:style>
    <style:style style:name="co9" style:family="table-column">
      <style:table-column-properties fo:break-before="auto" style:column-width="0.9472in"/>
    </style:style>
    <style:style style:name="co10" style:family="table-column">
      <style:table-column-properties fo:break-before="auto" style:column-width="3.7661in"/>
    </style:style>
    <style:style style:name="co11" style:family="table-column">
      <style:table-column-properties fo:break-before="auto" style:column-width="1.1339in"/>
    </style:style>
    <style:style style:name="co12" style:family="table-column">
      <style:table-column-properties fo:break-before="auto" style:column-width="0.7047in"/>
    </style:style>
    <style:style style:name="co13" style:family="table-column">
      <style:table-column-properties fo:break-before="auto" style:column-width="2.2681in"/>
    </style:style>
    <style:style style:name="co14" style:family="table-column">
      <style:table-column-properties fo:break-before="auto" style:column-width="0.7484in"/>
    </style:style>
    <style:style style:name="co15" style:family="table-column">
      <style:table-column-properties fo:break-before="auto" style:column-width="1.0244in"/>
    </style:style>
    <style:style style:name="co16" style:family="table-column">
      <style:table-column-properties fo:break-before="auto" style:column-width="0.2862in"/>
    </style:style>
    <style:style style:name="co17" style:family="table-column">
      <style:table-column-properties fo:break-before="auto" style:column-width="0.6717in"/>
    </style:style>
    <style:style style:name="co18" style:family="table-column">
      <style:table-column-properties fo:break-before="auto" style:column-width="0.0327in"/>
    </style:style>
    <style:style style:name="co19" style:family="table-column">
      <style:table-column-properties fo:break-before="auto" style:column-width="0.352in"/>
    </style:style>
    <style:style style:name="co20" style:family="table-column">
      <style:table-column-properties fo:break-before="auto" style:column-width="1.4535in"/>
    </style:style>
    <style:style style:name="co21" style:family="table-column">
      <style:table-column-properties fo:break-before="auto" style:column-width="0.5835in"/>
    </style:style>
    <style:style style:name="co22" style:family="table-column">
      <style:table-column-properties fo:break-before="auto" style:column-width="0.8035in"/>
    </style:style>
    <style:style style:name="co23" style:family="table-column">
      <style:table-column-properties fo:break-before="auto" style:column-width="0.889in"/>
    </style:style>
    <style:style style:name="co24" style:family="table-column">
      <style:table-column-properties fo:break-before="auto" style:column-width="0.5173in"/>
    </style:style>
    <style:style style:name="co25" style:family="table-column">
      <style:table-column-properties fo:break-before="auto" style:column-width="0.2201in"/>
    </style:style>
    <style:style style:name="ro1" style:family="table-row">
      <style:table-row-properties style:row-height="0.2083in" fo:break-before="auto" style:use-optimal-row-height="true"/>
    </style:style>
    <style:style style:name="ro2" style:family="table-row">
      <style:table-row-properties style:row-height="0.2811in" fo:break-before="auto" style:use-optimal-row-height="false"/>
    </style:style>
    <style:style style:name="ro3" style:family="table-row">
      <style:table-row-properties style:row-height="0.25in" fo:break-before="auto" style:use-optimal-row-height="false"/>
    </style:style>
    <style:style style:name="ro4" style:family="table-row">
      <style:table-row-properties style:row-height="0.1043in" fo:break-before="auto" style:use-optimal-row-height="false"/>
    </style:style>
    <style:style style:name="ro5" style:family="table-row">
      <style:table-row-properties style:row-height="0.3854in" fo:break-before="auto" style:use-optimal-row-height="false"/>
    </style:style>
    <style:style style:name="ro6" style:family="table-row">
      <style:table-row-properties style:row-height="0.4898in" fo:break-before="auto" style:use-optimal-row-height="false"/>
    </style:style>
    <style:style style:name="ro7" style:family="table-row">
      <style:table-row-properties style:row-height="0.3728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2398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543in" fo:break-before="auto" style:use-optimal-row-height="false"/>
    </style:style>
    <style:style style:name="ro12" style:family="table-row">
      <style:table-row-properties style:row-height="0.3228in" fo:break-before="auto" style:use-optimal-row-height="false"/>
    </style:style>
    <style:style style:name="ro13" style:family="table-row">
      <style:table-row-properties style:row-height="0.2291in" fo:break-before="auto" style:use-optimal-row-height="false"/>
    </style:style>
    <style:style style:name="ro14" style:family="table-row">
      <style:table-row-properties style:row-height="0.2189in" fo:break-before="auto" style:use-optimal-row-height="true"/>
    </style:style>
    <style:style style:name="ta1" style:family="table" style:master-page-name="PageStyle_5f_List">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Standard_20_Work">
      <style:table-properties table:display="true" style:writing-mode="lr-tb"/>
    </style:style>
    <style:style style:name="ta4" style:family="table" style:master-page-name="PageStyle_5f_STDW_20_Form">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style>
    <style:style style:name="ce2" style:family="table-cell" style:parent-style-name="Default">
      <style:table-cell-properties fo:border-bottom="1.76pt solid #000000" fo:background-color="#d0cec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3" style:family="table-cell" style:parent-style-name="Default">
      <style:table-cell-properties fo:border-bottom="none" fo:background-color="#d0cece" style:diagonal-bl-tr="none" style:diagonal-tl-br="none" style:text-align-source="fix" style:repeat-content="false" fo:wrap-option="wrap" fo:border-left="2.49pt solid #000000" style:direction="ltr" fo:border-right="0.74pt solid #000000" style:rotation-angle="0" style:rotation-align="none" style:shrink-to-fit="false" fo:border-top="1.76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loext:char-complex-color loext:theme-type="dark1" loext:color-type="theme"/>
      </style:text-properties>
    </style:style>
    <style:style style:name="ce4" style:family="table-cell" style:parent-style-name="Default">
      <style:table-cell-properties fo:background-color="#000000" style:rotation-align="none">
        <loext:background-complex-color loext:theme-type="dark1" loext:color-type="theme"/>
      </style:table-cell-properties>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5" style:family="table-cell" style:parent-style-name="Default">
      <style:table-cell-properties fo:border-bottom="none" fo:background-color="#4472c4" style:diagonal-bl-tr="none" style:diagonal-tl-br="none" style:text-align-source="fix" style:repeat-content="false" fo:wrap-option="no-wrap" fo:border-left="2.49pt solid #4472c4" style:direction="ltr" fo:border-right="2.49pt solid #4472c4" style:rotation-angle="0" style:rotation-align="none" style:shrink-to-fit="false" fo:border-top="2.49pt solid #4472c4" style:vertical-align="middle" loext:vertical-justify="auto">
        <loext:background-complex-color loext:theme-type="accent5" loext:color-type="theme"/>
        <loext:border-left-complex-color loext:theme-type="accent5" loext:color-type="theme"/>
        <loext:border-right-complex-color loext:theme-type="accent5" loext:color-type="theme"/>
        <loext:border-top-complex-color loext:theme-type="accent5" loext:color-type="theme"/>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loext:char-complex-color loext:theme-type="light1" loext:color-type="theme"/>
      </style:text-properties>
    </style:style>
    <style:style style:name="ce6" style:family="table-cell" style:parent-style-name="Default">
      <style:table-cell-properties fo:border-bottom="2.49pt solid #4472c4"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5" loext:color-type="theme"/>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1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11"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loext:char-complex-color loext:theme-type="dark1" loext:color-type="theme"/>
      </style:text-properties>
    </style:style>
    <style:style style:name="ce1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loext:background-complex-color loext:theme-type="dark1" loext:color-type="theme"/>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13" style:family="table-cell" style:parent-style-name="Default">
      <style:table-cell-properties fo:border-bottom="none" fo:background-color="#4472c4" style:diagonal-bl-tr="none" style:diagonal-tl-br="none" style:text-align-source="fix" style:repeat-content="false" fo:wrap-option="no-wrap" fo:border-left="none" style:direction="ltr" fo:border-right="none" style:rotation-angle="0" style:rotation-align="none" style:shrink-to-fit="false" fo:border-top="2.49pt solid #4472c4" style:vertical-align="middle" loext:vertical-justify="auto">
        <loext:background-complex-color loext:theme-type="accent5" loext:color-type="theme"/>
        <loext:border-top-complex-color loext:theme-type="accent5" loext:color-type="theme"/>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loext:char-complex-color loext:theme-type="light1" loext:color-type="theme"/>
      </style:text-properties>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16"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17"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loext:char-complex-color loext:theme-type="dark1" loext:color-type="theme"/>
      </style:text-properties>
    </style:style>
    <style:style style:name="ce1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loext:background-complex-color loext:theme-type="dark1" loext:color-type="theme"/>
      </style:table-cell-properties>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20" style:family="table-cell" style:parent-style-name="Default">
      <style:table-cell-properties fo:border-bottom="1.76pt solid #000000" fo:background-color="#d0cec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21" style:family="table-cell" style:parent-style-name="Default">
      <style:table-cell-properties fo:border-bottom="none" fo:background-color="#d0cec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22"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loext:background-complex-color loext:theme-type="dark1" loext:color-type="theme"/>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23" style:family="table-cell" style:parent-style-name="Default">
      <style:table-cell-properties fo:border-bottom="2.49pt solid #4472c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accent5" loext:color-type="theme"/>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2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2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2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loext:background-complex-color loext:theme-type="dark1" loext:color-type="theme"/>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27" style:family="table-cell" style:parent-style-name="Default">
      <style:table-cell-properties fo:border-bottom="none" fo:background-color="#4472c4" style:diagonal-bl-tr="none" style:diagonal-tl-br="none" style:text-align-source="fix" style:repeat-content="false" fo:wrap-option="no-wrap" fo:border-left="none" style:direction="ltr" fo:border-right="2.49pt solid #4472c4" style:rotation-angle="0" style:rotation-align="none" style:shrink-to-fit="false" fo:border-top="2.49pt solid #4472c4" style:vertical-align="middle" loext:vertical-justify="auto">
        <loext:background-complex-color loext:theme-type="accent5" loext:color-type="theme"/>
        <loext:border-right-complex-color loext:theme-type="accent5" loext:color-type="theme"/>
        <loext:border-top-complex-color loext:theme-type="accent5" loext:color-type="theme"/>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loext:char-complex-color loext:theme-type="light1" loext:color-type="theme"/>
      </style:text-properties>
    </style:style>
    <style:style style:name="ce2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29" style:family="table-cell" style:parent-style-name="Default">
      <style:table-cell-properties style:rotation-align="none"/>
      <style:text-properties fo:color="#000000" style:text-outline="false" style:text-line-through-style="none" style:text-line-through-typ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ce30"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31"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32" style:family="table-cell" style:parent-style-name="Default">
      <style:table-cell-properties fo:background-color="#5b9bd5" style:diagonal-bl-tr="none" style:diagonal-tl-br="none" style:text-align-source="fix" style:repeat-content="false" fo:wrap-option="no-wrap" fo:border="2.49pt solid #9dc3e6" style:direction="ltr" style:rotation-angle="0" style:rotation-align="none" style:shrink-to-fit="false" style:vertical-align="middle" loext:vertical-justify="auto">
        <loext:border-bottom-complex-color loext:theme-type="accent1" loext:color-type="theme">
          <loext:transformation loext:type="lummod" loext:value="6000"/>
          <loext:transformation loext:type="lumoff" loext:value="3999"/>
        </loext:border-bottom-complex-color>
        <loext:background-complex-color loext:theme-type="accent1" loext:color-type="theme"/>
        <loext:border-left-complex-color loext:theme-type="accent1" loext:color-type="theme">
          <loext:transformation loext:type="lummod" loext:value="6000"/>
          <loext:transformation loext:type="lumoff" loext:value="3999"/>
        </loext:border-left-complex-color>
        <loext:border-right-complex-color loext:theme-type="accent1" loext:color-type="theme">
          <loext:transformation loext:type="lummod" loext:value="6000"/>
          <loext:transformation loext:type="lumoff" loext:value="3999"/>
        </loext:border-right-complex-color>
        <loext:border-top-complex-color loext:theme-type="accent1" loext:color-type="theme">
          <loext:transformation loext:type="lummod" loext:value="6000"/>
          <loext:transformation loext:type="lumoff" loext:value="3999"/>
        </loext:border-top-complex-color>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loext:char-complex-color loext:theme-type="light1" loext:color-type="theme"/>
      </style:text-properties>
    </style:style>
    <style:style style:name="ce33" style:family="table-cell" style:parent-style-name="Default">
      <style:table-cell-properties fo:border-bottom="0.74pt solid #9dc3e6" fo:background-color="#5b9bd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6000"/>
          <loext:transformation loext:type="lumoff" loext:value="3999"/>
        </loext:border-bottom-complex-color>
        <loext:background-complex-color loext:theme-type="accent1" loext:color-type="theme"/>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light1" loext:color-type="theme"/>
      </style:text-properties>
    </style:style>
    <style:style style:name="ce34" style:family="table-cell" style:parent-style-name="Default">
      <style:table-cell-properties fo:border-bottom="2.49pt solid #9dc3e6" fo:background-color="#5b9bd5" style:diagonal-bl-tr="none" style:diagonal-tl-br="none" style:text-align-source="fix" style:repeat-content="false" fo:wrap-option="no-wrap" fo:border-left="none" style:direction="ltr" fo:border-right="none" style:rotation-angle="0" style:rotation-align="none" style:shrink-to-fit="false" fo:border-top="2.49pt solid #9dc3e6" style:vertical-align="middle" loext:vertical-justify="auto">
        <loext:border-bottom-complex-color loext:theme-type="accent1" loext:color-type="theme">
          <loext:transformation loext:type="lummod" loext:value="6000"/>
          <loext:transformation loext:type="lumoff" loext:value="3999"/>
        </loext:border-bottom-complex-color>
        <loext:background-complex-color loext:theme-type="accent1" loext:color-type="theme"/>
        <loext:border-top-complex-color loext:theme-type="accent1" loext:color-type="theme">
          <loext:transformation loext:type="lummod" loext:value="6000"/>
          <loext:transformation loext:type="lumoff" loext:value="3999"/>
        </loext:border-top-complex-color>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loext:char-complex-color loext:theme-type="light1" loext:color-type="theme"/>
      </style:text-properties>
    </style:style>
    <style:style style:name="ce35" style:family="table-cell" style:parent-style-name="Default">
      <style:table-cell-properties fo:border-bottom="1.76pt solid #000000" style:diagonal-bl-tr="none" style:diagonal-tl-br="none" fo:border-left="0.74pt solid #000000" fo:border-right="none" style:rotation-align="none" fo:border-top="2.49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36" style:family="table-cell" style:parent-style-name="Default">
      <style:table-cell-properties fo:border-bottom="0.74pt solid #9dc3e6" fo:background-color="#5b9bd5"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6000"/>
          <loext:transformation loext:type="lumoff" loext:value="3999"/>
        </loext:border-bottom-complex-color>
        <loext:background-complex-color loext:theme-type="accent1" loext:color-type="theme"/>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light1" loext:color-type="theme"/>
      </style:text-properties>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40"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loext:background-complex-color loext:theme-type="dark1" loext:color-type="theme"/>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41" style:family="table-cell" style:parent-style-name="Default">
      <style:table-cell-properties fo:border-bottom="2.49pt solid #9dc3e6" fo:background-color="#5b9bd5" style:diagonal-bl-tr="none" style:diagonal-tl-br="none" style:text-align-source="fix" style:repeat-content="false" fo:wrap-option="no-wrap" fo:border-left="none" style:direction="ltr" fo:border-right="2.49pt solid #9dc3e6" style:rotation-angle="0" style:rotation-align="none" style:shrink-to-fit="false" fo:border-top="2.49pt solid #9dc3e6" style:vertical-align="middle" loext:vertical-justify="auto">
        <loext:border-bottom-complex-color loext:theme-type="accent1" loext:color-type="theme">
          <loext:transformation loext:type="lummod" loext:value="6000"/>
          <loext:transformation loext:type="lumoff" loext:value="3999"/>
        </loext:border-bottom-complex-color>
        <loext:background-complex-color loext:theme-type="accent1" loext:color-type="theme"/>
        <loext:border-right-complex-color loext:theme-type="accent1" loext:color-type="theme">
          <loext:transformation loext:type="lummod" loext:value="6000"/>
          <loext:transformation loext:type="lumoff" loext:value="3999"/>
        </loext:border-right-complex-color>
        <loext:border-top-complex-color loext:theme-type="accent1" loext:color-type="theme">
          <loext:transformation loext:type="lummod" loext:value="6000"/>
          <loext:transformation loext:type="lumoff" loext:value="3999"/>
        </loext:border-top-complex-color>
      </style:table-cell-properties>
      <style:paragraph-properties fo:text-align="center" css3t:text-justify="auto" fo:margin-left="0in" style:writing-mode="page"/>
      <style:text-properties fo:color="#ffffff" style:text-outline="false" style:text-line-through-style="none" style:text-line-through-type="none" style:font-name="Times New Roman" fo:font-size="18pt" fo:font-style="normal" fo:text-shadow="none" style:text-underline-style="none" fo:font-weight="bold" style:font-size-asian="18pt" style:font-style-asian="normal" style:font-weight-asian="bold" style:font-name-complex="Times New Roman" style:font-size-complex="18pt" style:font-style-complex="normal" style:font-weight-complex="bold">
        <loext:char-complex-color loext:theme-type="light1" loext:color-type="theme"/>
      </style:text-properties>
    </style:style>
    <style:style style:name="ce42" style:family="table-cell" style:parent-style-name="Default">
      <style:table-cell-properties fo:border-bottom="1.76pt solid #000000" fo:background-color="#d0cece" style:diagonal-bl-tr="none" style:diagonal-tl-br="none" style:text-align-source="fix" style:repeat-content="false" fo:wrap-option="no-wrap" fo:border-left="2.49pt solid #000000" style:direction="ltr" fo:border-right="0.74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43" style:family="table-cell" style:parent-style-name="Default">
      <style:table-cell-properties fo:border-bottom="1.76pt solid #000000" fo:background-color="#d0cece" style:diagonal-bl-tr="none" style:diagonal-tl-br="none" style:text-align-source="fix" style:repeat-content="false" fo:wrap-option="no-wrap" fo:border-left="2.49pt solid #000000" style:direction="ltr" fo:border-right="0.74pt solid #000000" style:rotation-angle="0" style:rotation-align="none" style:shrink-to-fit="false" fo:border-top="1.76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44" style:family="table-cell" style:parent-style-name="Default">
      <style:table-cell-properties fo:border-bottom="2.49pt solid #000000" fo:background-color="#bdd7e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45" style:family="table-cell" style:parent-style-name="Default">
      <style:table-cell-properties fo:border-bottom="none" fo:background-color="#d0cece" style:diagonal-bl-tr="none" style:diagonal-tl-br="none" style:text-align-source="value-type" style:repeat-content="false" fo:wrap-option="no-wrap" fo:border-left="2.49pt solid #000000" style:direction="ltr" fo:border-right="1.76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46"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loext:char-complex-color loext:theme-type="dark1" loext:color-type="theme"/>
      </style:text-properties>
    </style:style>
    <style:style style:name="ce47" style:family="table-cell" style:parent-style-name="Default">
      <style:table-cell-properties fo:border-bottom="2.49pt solid #000000" fo:background-color="#d0cec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4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50" style:family="table-cell" style:parent-style-name="Default">
      <style:table-cell-properties fo:border-bottom="2.49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51" style:family="table-cell" style:parent-style-name="Default">
      <style:table-cell-properties fo:border-bottom="2.49pt solid #000000" fo:background-color="#bdd7ee"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52" style:family="table-cell" style:parent-style-name="Default">
      <style:table-cell-properties fo:border-bottom="none" fo:background-color="#d0cece" style:diagonal-bl-tr="none" style:diagonal-tl-br="none" style:text-align-source="fix" style:repeat-content="false" fo:wrap-option="no-wrap" fo:border-left="1.76pt solid #000000" style:direction="ltr" fo:border-right="1.76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53" style:family="table-cell" style:parent-style-name="Default">
      <style:table-cell-properties fo:border-bottom="2.49pt solid #000000"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loext:char-complex-color loext:theme-type="dark1" loext:color-type="theme"/>
      </style:text-properties>
    </style:style>
    <style:style style:name="ce54" style:family="table-cell" style:parent-style-name="Default">
      <style:table-cell-properties fo:border-bottom="2.49pt solid #000000" fo:background-color="#d0cece"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55" style:family="table-cell" style:parent-style-name="Default">
      <style:table-cell-properties fo:border-bottom="2.49pt solid #000000" fo:background-color="#d0cec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56" style:family="table-cell" style:parent-style-name="Default">
      <style:table-cell-properties fo:border-bottom="1.76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57"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58" style:family="table-cell" style:parent-style-name="Default">
      <style:table-cell-properties fo:border-bottom="none" fo:background-color="#d0cece" style:diagonal-bl-tr="none" style:diagonal-tl-br="none" style:text-align-source="fix" style:repeat-content="false" fo:wrap-option="no-wrap" fo:border-left="1.76pt solid #000000" style:direction="ltr" fo:border-right="1.76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loext:char-complex-color loext:theme-type="dark1" loext:color-type="theme"/>
      </style:text-properties>
    </style:style>
    <style:style style:name="ce59" style:family="table-cell" style:parent-style-name="Default">
      <style:table-cell-properties fo:border-bottom="2.49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loext:char-complex-color loext:theme-type="dark1" loext:color-type="theme"/>
      </style:text-properties>
    </style:style>
    <style:style style:name="ce60" style:family="table-cell" style:parent-style-name="Default">
      <style:table-cell-properties fo:border-bottom="1.76pt solid #000000" fo:background-color="#d0cec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61" style:family="table-cell" style:parent-style-name="Default">
      <style:table-cell-properties fo:border-bottom="2.49pt solid #000000" fo:background-color="#d0cece" style:diagonal-bl-tr="none" style:diagonal-tl-br="none" style:text-align-source="value-type" style:repeat-content="false" fo:wrap-option="no-wrap" fo:border-left="2.49pt solid #000000" style:direction="ltr" fo:border-right="none" style:rotation-angle="0" style:rotation-align="none" style:shrink-to-fit="false" fo:border-top="1.76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62" style:family="table-cell" style:parent-style-name="Default">
      <style:table-cell-properties fo:border-bottom="none" fo:background-color="#d0cece" style:diagonal-bl-tr="none" style:diagonal-tl-br="none" style:text-align-source="fix" style:repeat-content="false" fo:wrap-option="no-wrap" fo:border-left="1.76pt solid #000000" style:direction="ltr" fo:border-right="1.76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63" style:family="table-cell" style:parent-style-name="Default" style:data-style-name="N99">
      <style:table-cell-properties fo:border-bottom="2.49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64" style:family="table-cell" style:parent-style-name="Default">
      <style:table-cell-properties fo:border-bottom="1.76pt solid #000000" fo:background-color="#d0cece"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65" style:family="table-cell" style:parent-style-name="Default">
      <style:table-cell-properties fo:border-bottom="2.49pt solid #000000" fo:background-color="#d0cec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66" style:family="table-cell" style:parent-style-name="Default">
      <style:table-cell-properties fo:border-bottom="1.76pt solid #000000" fo:background-color="#d0cece" style:diagonal-bl-tr="none" style:diagonal-tl-br="none" style:text-align-source="value-type" style:repeat-content="false" fo:wrap-option="no-wrap" fo:border-left="none" style:direction="ltr" fo:border-right="0.74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67" style:family="table-cell" style:parent-style-name="Default">
      <style:table-cell-properties fo:border-bottom="2.49pt solid #000000" fo:background-color="#d0cece" style:diagonal-bl-tr="none" style:diagonal-tl-br="none" style:text-align-source="value-type" style:repeat-content="false" fo:wrap-option="no-wrap" fo:border-left="none" style:direction="ltr" fo:border-right="0.74pt solid #000000" style:rotation-angle="0" style:rotation-align="none" style:shrink-to-fit="false" fo:border-top="1.76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6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69"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70" style:family="table-cell" style:parent-style-name="Default">
      <style:table-cell-properties fo:border-bottom="1.76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71" style:family="table-cell" style:parent-style-name="Default">
      <style:table-cell-properties fo:border-bottom="2.49pt solid #000000" fo:background-color="#bdd7e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72" style:family="table-cell" style:parent-style-name="Default">
      <style:table-cell-properties fo:border-bottom="none" fo:background-color="#d0cece" style:diagonal-bl-tr="none" style:diagonal-tl-br="none" style:text-align-source="fix" style:repeat-content="false" fo:wrap-option="no-wrap" fo:border-left="1.76pt solid #000000" style:direction="ltr" fo:border-right="2.49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73" style:family="table-cell" style:parent-style-name="Default">
      <style:table-cell-properties fo:border-bottom="2.49pt solid #000000" style:diagonal-bl-tr="none" style:diagonal-tl-br="none" style:text-align-source="value-type" style:repeat-content="false" fo:wrap-option="no-wrap" fo:border-left="1.76pt solid #000000" style:direction="ltr" fo:border-right="2.49pt solid #000000" style:rotation-angle="0" style:rotation-align="none" style:shrink-to-fit="false" fo:border-top="1.76pt solid #000000"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74" style:family="table-cell" style:parent-style-name="Default">
      <style:table-cell-properties fo:border-bottom="2.49pt solid #000000" fo:background-color="#d0cec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loext:vertical-justify="auto">
        <loext:background-complex-color loext:theme-type="light2" loext:color-type="theme">
          <loext:transformation loext:type="lummod" loext:value="9000"/>
        </loext:background-complex-color>
      </style:table-cell-properties>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75"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loext:background-complex-color loext:theme-type="dark1" loext:color-type="theme"/>
      </style:table-cell-properties>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76" style:family="table-cell" style:parent-style-name="Default">
      <style:table-cell-properties fo:background-color="#bdd7ee" style:diagonal-bl-tr="none" style:diagonal-tl-br="none" style:text-align-source="fix" style:repeat-content="false" fo:wrap-option="no-wrap" fo:border="2.49pt solid #000000"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77" style:family="table-cell" style:parent-style-name="Default" style:data-style-name="N99">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78" style:family="table-cell" style:parent-style-name="Default">
      <style:table-cell-properties fo:background-color="#bdd7ee" style:diagonal-bl-tr="none" style:diagonal-tl-br="none" style:text-align-source="fix" style:repeat-content="false" fo:wrap-option="no-wrap" fo:border="2.49pt solid #000000"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79"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80" style:family="table-cell" style:parent-style-name="Default">
      <style:table-cell-properties fo:background-color="#bdd7ee" style:diagonal-bl-tr="none" style:diagonal-tl-br="none" style:text-align-source="fix" style:repeat-content="false" fo:wrap-option="wrap" fo:border="2.49pt solid #000000" style:direction="ltr" style:rotation-angle="0" style:rotation-align="none" style:shrink-to-fit="false"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0.5pt" fo:font-style="normal" fo:text-shadow="none" style:text-underline-style="solid" style:text-underline-width="auto" style:text-underline-color="font-color" fo:font-weight="bold" style:font-size-asian="10.5pt" style:font-style-asian="normal" style:font-weight-asian="bold" style:font-name-complex="Times New Roman" style:font-size-complex="10.5pt" style:font-style-complex="normal" style:font-weight-complex="bold">
        <loext:char-complex-color loext:theme-type="dark1" loext:color-type="theme"/>
      </style:text-properties>
    </style:style>
    <style:style style:name="ce81"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82" style:family="table-cell" style:parent-style-name="Default">
      <style:table-cell-properties fo:border-bottom="0.74pt solid #00000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loext:vertical-justify="auto"/>
      <style:paragraph-properties fo:text-align="start" css3t:text-justify="auto" fo:margin-left="0.1043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83"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middle" loext:vertical-justify="auto"/>
      <style:paragraph-properties fo:text-align="start" css3t:text-justify="auto" fo:margin-left="0.1043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84" style:family="table-cell" style:parent-style-name="Default">
      <style:table-cell-properties fo:border-bottom="2.49pt solid #000000" fo:background-color="#d0cece"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85" style:family="table-cell" style:parent-style-name="Default">
      <style:table-cell-properties fo:border-bottom="2.49pt solid #000000" fo:background-color="#bdd7e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86"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87" style:family="table-cell" style:parent-style-name="Default">
      <style:table-cell-properties fo:border-bottom="2.49pt solid #000000" fo:background-color="#bdd7e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88" style:family="table-cell" style:parent-style-name="Default">
      <style:table-cell-properties fo:border-bottom="2.49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2.49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89" style:family="table-cell" style:parent-style-name="Default">
      <style:table-cell-properties fo:border-bottom="2.49pt solid #000000" fo:background-color="#bdd7e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0.5pt" fo:font-style="normal" fo:text-shadow="none" style:text-underline-style="solid" style:text-underline-width="auto" style:text-underline-color="font-color" fo:font-weight="bold" style:font-size-asian="10.5pt" style:font-style-asian="normal" style:font-weight-asian="bold" style:font-name-complex="Times New Roman" style:font-size-complex="10.5pt" style:font-style-complex="normal" style:font-weight-complex="bold">
        <loext:char-complex-color loext:theme-type="dark1" loext:color-type="theme"/>
      </style:text-properties>
    </style:style>
    <style:style style:name="ce90"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9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start" css3t:text-justify="auto" fo:margin-left="0.1043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9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1043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93" style:family="table-cell" style:parent-style-name="Default">
      <style:table-cell-properties fo:border-bottom="2.49pt solid #000000" fo:background-color="#d0cec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94" style:family="table-cell" style:parent-style-name="Default">
      <style:table-cell-properties fo:border-bottom="2.49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95" style:family="table-cell" style:parent-style-name="Default">
      <style:table-cell-properties fo:border-bottom="2.49pt solid #000000" fo:background-color="#d0cec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light2" loext:color-type="theme">
          <loext:transformation loext:type="lummod" loext:value="9000"/>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96" style:family="table-cell" style:parent-style-name="Default">
      <style:table-cell-properties fo:border-bottom="2.49pt solid #000000" fo:background-color="#bdd7e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97"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98" style:family="table-cell" style:parent-style-name="Default">
      <style:table-cell-properties fo:border-bottom="2.49pt solid #000000" fo:background-color="#bdd7e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loext:char-complex-color loext:theme-type="dark1" loext:color-type="theme"/>
      </style:text-properties>
    </style:style>
    <style:style style:name="ce99"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ce100" style:family="table-cell" style:parent-style-name="Default">
      <style:table-cell-properties fo:border-bottom="2.49pt solid #000000" fo:background-color="#bdd7e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Times New Roman" fo:font-size="10.5pt" fo:font-style="normal" fo:text-shadow="none" style:text-underline-style="solid" style:text-underline-width="auto" style:text-underline-color="font-color" fo:font-weight="bold" style:font-size-asian="10.5pt" style:font-style-asian="normal" style:font-weight-asian="bold" style:font-name-complex="Times New Roman" style:font-size-complex="10.5pt" style:font-style-complex="normal" style:font-weight-complex="bold">
        <loext:char-complex-color loext:theme-type="dark1" loext:color-type="theme"/>
      </style:text-properties>
    </style:style>
    <style:style style:name="ce101"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start" css3t:text-justify="auto" fo:margin-left="0.1043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start" css3t:text-justify="auto" fo:margin-left="0.1043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103" style:family="table-cell" style:parent-style-name="Default">
      <style:table-cell-properties fo:border-bottom="2.49pt solid #000000"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gr1" style:family="graphic" style:parent-style-name="Default">
      <style:graphic-properties draw:textarea-vertical-align="middle" fo:background-color="#ece9d8" loext:decorative="false"/>
      <style:text-properties fo:color="#000000" style:text-line-through-style="none" style:text-line-through-type="none" fo:font-family="Calibri" fo:font-size="11pt" fo:font-style="normal" style:text-underline-style="none" fo:font-weight="normal"/>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A$2:.$A$14])" table:allow-empty-cell="true" table:display-list="unsorted" table:base-cell-address="List.J6">
          <table:help-message table:display="true"/>
          <table:error-message table:message-type="stop" table:display="true"/>
        </table:content-validation>
        <table:content-validation table:name="val2" table:condition="of:cell-content-is-in-list([$List.$B$2:.$B$15])" table:allow-empty-cell="true" table:display-list="unsorted" table:base-cell-address="List.K6">
          <table:help-message table:display="true"/>
          <table:error-message table:message-type="stop" table:display="true"/>
        </table:content-validation>
      </table:content-validations>
      <table:table table:name="List" table:style-name="ta1">
        <office:forms form:automatic-focus="false" form:apply-design-mode="false"/>
        <table:table-column table:style-name="co1" table:default-cell-style-name="ce1"/>
        <table:table-column table:style-name="co2" table:default-cell-style-name="ce1"/>
        <table:table-column table:style-name="co3" table:number-columns-repeated="16382"/>
        <table:table-row table:style-name="ro1">
          <table:table-cell office:value-type="string" calcext:value-type="string">
            <text:p>When</text:p>
          </table:table-cell>
          <table:table-cell office:value-type="string" calcext:value-type="string">
            <text:p>Frequency</text:p>
          </table:table-cell>
        </table:table-row>
        <table:table-row table:style-name="ro1">
          <table:table-cell office:value-type="string" calcext:value-type="string">
            <text:p>Start of Shift</text:p>
          </table:table-cell>
          <table:table-cell office:value-type="string" calcext:value-type="string">
            <text:p>Daily</text:p>
          </table:table-cell>
        </table:table-row>
        <table:table-row table:style-name="ro1">
          <table:table-cell office:value-type="string" calcext:value-type="string">
            <text:p>During Shift</text:p>
          </table:table-cell>
          <table:table-cell office:value-type="string" calcext:value-type="string">
            <text:p>Multiple Times</text:p>
          </table:table-cell>
        </table:table-row>
        <table:table-row table:style-name="ro1">
          <table:table-cell office:value-type="string" calcext:value-type="string">
            <text:p>End of Shift</text:p>
          </table:table-cell>
          <table:table-cell office:value-type="string" calcext:value-type="string">
            <text:p>As Needed</text:p>
          </table:table-cell>
        </table:table-row>
        <table:table-row table:style-name="ro1">
          <table:table-cell office:value-type="string" calcext:value-type="string">
            <text:p>Weekly</text:p>
          </table:table-cell>
          <table:table-cell office:value-type="string" calcext:value-type="string">
            <text:p>Per Job</text:p>
          </table:table-cell>
        </table:table-row>
        <table:table-row table:style-name="ro1">
          <table:table-cell office:value-type="string" calcext:value-type="string">
            <text:p>Monthly</text:p>
          </table:table-cell>
          <table:table-cell office:value-type="string" calcext:value-type="string">
            <text:p>Per Shift</text:p>
          </table:table-cell>
        </table:table-row>
        <table:table-row table:style-name="ro1">
          <table:table-cell office:value-type="string" calcext:value-type="string">
            <text:p>Quaterly</text:p>
          </table:table-cell>
          <table:table-cell office:value-type="string" calcext:value-type="string">
            <text:p>Per Week</text:p>
          </table:table-cell>
        </table:table-row>
        <table:table-row table:style-name="ro1">
          <table:table-cell office:value-type="string" calcext:value-type="string">
            <text:p>Q1</text:p>
          </table:table-cell>
          <table:table-cell office:value-type="string" calcext:value-type="string">
            <text:p>Per Month</text:p>
          </table:table-cell>
        </table:table-row>
        <table:table-row table:style-name="ro1">
          <table:table-cell office:value-type="string" calcext:value-type="string">
            <text:p>Q2</text:p>
          </table:table-cell>
          <table:table-cell office:value-type="string" calcext:value-type="string">
            <text:p>Per Quarter</text:p>
          </table:table-cell>
        </table:table-row>
        <table:table-row table:style-name="ro1">
          <table:table-cell office:value-type="string" calcext:value-type="string">
            <text:p>Q3</text:p>
          </table:table-cell>
          <table:table-cell office:value-type="string" calcext:value-type="string">
            <text:p>Per Year</text:p>
          </table:table-cell>
        </table:table-row>
        <table:table-row table:style-name="ro1">
          <table:table-cell office:value-type="string" calcext:value-type="string">
            <text:p>Q4</text:p>
          </table:table-cell>
          <table:table-cell office:value-type="string" calcext:value-type="string">
            <text:p>Monday</text:p>
          </table:table-cell>
        </table:table-row>
        <table:table-row table:style-name="ro1">
          <table:table-cell office:value-type="string" calcext:value-type="string">
            <text:p>BiAnnually</text:p>
          </table:table-cell>
          <table:table-cell office:value-type="string" calcext:value-type="string">
            <text:p>Tuesday</text:p>
          </table:table-cell>
        </table:table-row>
        <table:table-row table:style-name="ro1">
          <table:table-cell office:value-type="string" calcext:value-type="string">
            <text:p>Yearly</text:p>
          </table:table-cell>
          <table:table-cell office:value-type="string" calcext:value-type="string">
            <text:p>Wednesday</text:p>
          </table:table-cell>
        </table:table-row>
        <table:table-row table:style-name="ro1">
          <table:table-cell office:value-type="string" calcext:value-type="string">
            <text:p>Biennially</text:p>
          </table:table-cell>
          <table:table-cell office:value-type="string" calcext:value-type="string">
            <text:p>Thursday</text:p>
          </table:table-cell>
        </table:table-row>
        <table:table-row table:style-name="ro1">
          <table:table-cell/>
          <table:table-cell office:value-type="string" calcext:value-type="string">
            <text:p>Friday</text:p>
          </table:table-cell>
        </table:table-row>
        <table:table-row table:style-name="ro1">
          <table:table-cell/>
          <table:table-cell office:value-type="string" calcext:value-type="string">
            <text:p>Twice per Year</text:p>
          </table:table-cell>
        </table:table-row>
        <table:table-row table:style-name="ro1" table:number-rows-repeated="1048559">
          <table:table-cell table:number-columns-repeated="2"/>
        </table:table-row>
        <table:table-row table:style-name="ro1">
          <table:table-cell table:number-columns-repeated="2"/>
        </table:table-row>
      </table:table>
      <table:table table:name="Instructions" table:style-name="ta2">
        <office:forms form:automatic-focus="false" form:apply-design-mode="false"/>
        <table:table-column table:style-name="co3" table:default-cell-style-name="Default"/>
        <table:table-column table:style-name="co3" table:number-columns-repeated="16383"/>
        <table:table-row table:style-name="ro1">
          <table:table-cell/>
          <table:table-cell table:style-name="Default" table:number-columns-repeated="16383"/>
        </table:table-row>
      </table:table>
      <table:table table:name="Standard Work"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1" form:id="control1" form:label="Build Form"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form>
        </office:forms>
        <table:shapes>
          <draw:control draw:z-index="0" draw:style-name="gr1" draw:text-style-name="P1" svg:width="0.9988in" svg:height="0.3539in" svg:x="16.0374in" svg:y="0.0937in" draw:control="control1"/>
        </table:shapes>
        <table:table-column table:style-name="co4" table:default-cell-style-name="ce9"/>
        <table:table-column table:style-name="co5" table:default-cell-style-name="ce15"/>
        <table:table-column table:style-name="co6" table:default-cell-style-name="ce19"/>
        <table:table-column table:style-name="co7" table:default-cell-style-name="ce9"/>
        <table:table-column table:style-name="co2" table:default-cell-style-name="ce9"/>
        <table:table-column table:style-name="co8" table:default-cell-style-name="ce30"/>
        <table:table-column table:style-name="co9" table:default-cell-style-name="ce30"/>
        <table:table-column table:style-name="co5" table:default-cell-style-name="ce30"/>
        <table:table-column table:style-name="co10" table:default-cell-style-name="ce30"/>
        <table:table-column table:style-name="co11" table:default-cell-style-name="ce30"/>
        <table:table-column table:style-name="co2" table:default-cell-style-name="ce30"/>
        <table:table-column table:style-name="co12" table:number-columns-repeated="16373"/>
        <table:table-row table:style-name="ro2">
          <table:table-cell table:style-name="ce2" office:value-type="string" calcext:value-type="string">
            <text:p>Role:</text:p>
          </table:table-cell>
          <table:table-cell table:style-name="ce10" table:number-columns-spanned="2" table:number-rows-spanned="1"/>
          <table:covered-table-cell table:style-name="ce16"/>
          <table:table-cell table:style-name="ce20" office:value-type="string" calcext:value-type="string">
            <text:p>Department:</text:p>
          </table:table-cell>
          <table:table-cell table:style-name="ce24" table:number-columns-spanned="3" table:number-rows-spanned="1"/>
          <table:covered-table-cell table:style-name="ce28"/>
          <table:covered-table-cell table:style-name="ce31"/>
          <table:table-cell table:style-name="ce20" office:value-type="string" calcext:value-type="string">
            <text:p>Team Member:</text:p>
          </table:table-cell>
          <table:table-cell table:style-name="ce35"/>
          <table:table-cell table:style-name="ce38" table:number-columns-spanned="2" table:number-rows-spanned="2"/>
          <table:covered-table-cell table:style-name="ce39"/>
          <table:table-cell table:style-name="ce30" table:number-columns-repeated="16373"/>
        </table:table-row>
        <table:table-row table:style-name="ro3">
          <table:table-cell table:style-name="ce3" office:value-type="string" calcext:value-type="string">
            <text:p>Approval &amp; Date:</text:p>
          </table:table-cell>
          <table:table-cell table:style-name="ce11" table:number-columns-spanned="2" table:number-rows-spanned="1"/>
          <table:covered-table-cell table:style-name="ce17"/>
          <table:table-cell table:style-name="ce21" office:value-type="string" calcext:value-type="string">
            <text:p>Date Created:</text:p>
          </table:table-cell>
          <table:table-cell table:style-name="ce25" table:number-columns-spanned="3" table:number-rows-spanned="1"/>
          <table:covered-table-cell table:number-columns-repeated="2" table:style-name="ce9"/>
          <table:table-cell table:style-name="ce21" office:value-type="string" calcext:value-type="string">
            <text:p>Created By:</text:p>
          </table:table-cell>
          <table:table-cell/>
          <table:covered-table-cell table:number-columns-repeated="2" table:style-name="ce39"/>
          <table:table-cell table:style-name="ce30" table:number-columns-repeated="16373"/>
        </table:table-row>
        <table:table-row table:style-name="ro4">
          <table:table-cell table:style-name="ce4"/>
          <table:table-cell table:style-name="ce12"/>
          <table:table-cell table:style-name="ce18"/>
          <table:table-cell table:style-name="ce22"/>
          <table:table-cell table:style-name="ce26" table:number-columns-repeated="4"/>
          <table:table-cell table:style-name="ce22"/>
          <table:table-cell table:style-name="ce40" table:number-columns-repeated="2"/>
          <table:table-cell table:style-name="ce30" table:number-columns-repeated="16373"/>
        </table:table-row>
        <table:table-row table:style-name="ro5">
          <table:table-cell table:style-name="ce5" office:value-type="string" calcext:value-type="string" table:number-columns-spanned="5" table:number-rows-spanned="1">
            <text:p>Basic Department Tasks</text:p>
          </table:table-cell>
          <table:covered-table-cell table:number-columns-repeated="3" table:style-name="ce13"/>
          <table:covered-table-cell table:style-name="ce27"/>
          <table:table-cell table:style-name="ce29"/>
          <table:table-cell table:style-name="ce32" office:value-type="string" calcext:value-type="string" table:number-columns-spanned="5" table:number-rows-spanned="1">
            <text:p>Specific Job Tasks</text:p>
          </table:table-cell>
          <table:covered-table-cell table:number-columns-repeated="3" table:style-name="ce34"/>
          <table:covered-table-cell table:style-name="ce41"/>
          <table:table-cell table:style-name="ce30" table:number-columns-repeated="16373"/>
        </table:table-row>
        <table:table-row table:style-name="ro6">
          <table:table-cell table:style-name="ce6" office:value-type="string" calcext:value-type="string">
            <text:p>Item No.</text:p>
          </table:table-cell>
          <table:table-cell table:style-name="ce6" office:value-type="string" calcext:value-type="string">
            <text:p>Control</text:p>
          </table:table-cell>
          <table:table-cell table:style-name="ce6" office:value-type="string" calcext:value-type="string">
            <text:p>Task</text:p>
          </table:table-cell>
          <table:table-cell table:style-name="ce23" office:value-type="string" calcext:value-type="string">
            <text:p>When</text:p>
          </table:table-cell>
          <table:table-cell table:style-name="ce23" office:value-type="string" calcext:value-type="string">
            <text:p>Frequency</text:p>
          </table:table-cell>
          <table:table-cell/>
          <table:table-cell table:style-name="ce33" office:value-type="string" calcext:value-type="string">
            <text:p>Item No.</text:p>
          </table:table-cell>
          <table:table-cell table:style-name="ce33" office:value-type="string" calcext:value-type="string">
            <text:p>Control</text:p>
          </table:table-cell>
          <table:table-cell table:style-name="ce36" office:value-type="string" calcext:value-type="string">
            <text:p>Task</text:p>
          </table:table-cell>
          <table:table-cell table:style-name="ce33" office:value-type="string" calcext:value-type="string">
            <text:p>When</text:p>
          </table:table-cell>
          <table:table-cell table:style-name="ce33" office:value-type="string" calcext:value-type="string">
            <text:p>Frequency</text:p>
          </table:table-cell>
          <table:table-cell table:style-name="ce30" table:number-columns-repeated="16373"/>
        </table:table-row>
        <table:table-row table:style-name="ro7">
          <table:table-cell table:style-name="ce7" office:value-type="float" office:value="1" calcext:value-type="float">
            <text:p>1</text:p>
          </table:table-cell>
          <table:table-cell table:style-name="ce14" office:value-type="string" calcext:value-type="string">
            <text:p>WI-X.X</text:p>
          </table:table-cell>
          <table:table-cell office:value-type="string" calcext:value-type="string">
            <text:p>Clock in using JobBoss to start the day</text:p>
          </table:table-cell>
          <table:table-cell table:content-validation-name="val1" office:value-type="string" calcext:value-type="string">
            <text:p>Start of Shift</text:p>
          </table:table-cell>
          <table:table-cell table:content-validation-name="val2" office:value-type="string" calcext:value-type="string">
            <text:p>Daily</text:p>
          </table:table-cell>
          <table:table-cell/>
          <table:table-cell table:style-name="ce7" office:value-type="float" office:value="1" calcext:value-type="float">
            <text:p>1</text:p>
          </table:table-cell>
          <table:table-cell table:style-name="ce14" office:value-type="string" calcext:value-type="string">
            <text:p>QP-X.X, WI-X.X, F-X.X</text:p>
          </table:table-cell>
          <table:table-cell table:style-name="ce37" office:value-type="string" calcext:value-type="string">
            <text:p>Gage Management</text:p>
          </table:table-cell>
          <table:table-cell table:style-name="ce9" table:content-validation-name="val1" office:value-type="string" calcext:value-type="string">
            <text:p>During Shift</text:p>
          </table:table-cell>
          <table:table-cell table:style-name="ce9" table:content-validation-name="val2" office:value-type="string" calcext:value-type="string">
            <text:p>As Needed</text:p>
          </table:table-cell>
          <table:table-cell table:style-name="ce30" table:number-columns-repeated="16373"/>
        </table:table-row>
        <table:table-row table:style-name="ro8">
          <table:table-cell table:style-name="ce7" office:value-type="float" office:value="2" calcext:value-type="float">
            <text:p>2</text:p>
          </table:table-cell>
          <table:table-cell table:style-name="ce14" office:value-type="string" calcext:value-type="string">
            <text:p>WI-X.X</text:p>
          </table:table-cell>
          <table:table-cell office:value-type="string" calcext:value-type="string">
            <text:p>Review to determine if work strated from previous day still needs completed.</text:p>
          </table:table-cell>
          <table:table-cell table:content-validation-name="val1" office:value-type="string" calcext:value-type="string">
            <text:p>Start of Shift</text:p>
          </table:table-cell>
          <table:table-cell table:content-validation-name="val2" office:value-type="string" calcext:value-type="string">
            <text:p>Daily</text:p>
          </table:table-cell>
          <table:table-cell/>
          <table:table-cell table:style-name="ce7"/>
          <table:table-cell table:style-name="ce14"/>
          <table:table-cell table:style-name="ce37"/>
          <table:table-cell table:style-name="ce9" table:content-validation-name="val1"/>
          <table:table-cell table:style-name="ce9" table:content-validation-name="val2"/>
          <table:table-cell table:style-name="ce30" table:number-columns-repeated="16373"/>
        </table:table-row>
        <table:table-row table:style-name="ro8">
          <table:table-cell table:style-name="ce7" office:value-type="float" office:value="3" calcext:value-type="float">
            <text:p>3</text:p>
          </table:table-cell>
          <table:table-cell table:style-name="ce14" office:value-type="string" calcext:value-type="string">
            <text:p>QP-X.X</text:p>
          </table:table-cell>
          <table:table-cell office:value-type="string" calcext:value-type="string">
            <text:p>Review assigned work based on the quality shelf.</text:p>
            <text:p>(Tollgates, Outside Service Receiving Inspections, etc.)</text:p>
          </table:table-cell>
          <table:table-cell table:content-validation-name="val1" office:value-type="string" calcext:value-type="string">
            <text:p>During Shift</text:p>
          </table:table-cell>
          <table:table-cell table:content-validation-name="val2" office:value-type="string" calcext:value-type="string">
            <text:p>Multiple Times</text:p>
          </table:table-cell>
          <table:table-cell/>
          <table:table-cell table:style-name="ce7"/>
          <table:table-cell table:style-name="ce14"/>
          <table:table-cell table:style-name="ce37"/>
          <table:table-cell table:style-name="ce9" table:content-validation-name="val1"/>
          <table:table-cell table:style-name="ce9" table:content-validation-name="val2"/>
          <table:table-cell table:style-name="ce30" table:number-columns-repeated="16373"/>
        </table:table-row>
        <table:table-row table:style-name="ro1">
          <table:table-cell table:style-name="ce7" office:value-type="float" office:value="4" calcext:value-type="float">
            <text:p>4</text:p>
          </table:table-cell>
          <table:table-cell table:style-name="ce14" office:value-type="string" calcext:value-type="string">
            <text:p>WI-X.X</text:p>
          </table:table-cell>
          <table:table-cell office:value-type="string" calcext:value-type="string">
            <text:p>Complete 1st piece inspection needs to be completed</text:p>
          </table:table-cell>
          <table:table-cell table:content-validation-name="val1" office:value-type="string" calcext:value-type="string">
            <text:p>During Shift</text:p>
          </table:table-cell>
          <table:table-cell table:content-validation-name="val2" office:value-type="string" calcext:value-type="string">
            <text:p>As Needed</text:p>
          </table:table-cell>
          <table:table-cell/>
          <table:table-cell table:style-name="ce7"/>
          <table:table-cell table:style-name="ce14"/>
          <table:table-cell table:style-name="ce37"/>
          <table:table-cell table:style-name="ce9" table:content-validation-name="val1"/>
          <table:table-cell table:style-name="ce9" table:content-validation-name="val2"/>
          <table:table-cell table:style-name="ce30" table:number-columns-repeated="16373"/>
        </table:table-row>
        <table:table-row table:style-name="ro1">
          <table:table-cell table:style-name="ce7" office:value-type="float" office:value="5" calcext:value-type="float">
            <text:p>5</text:p>
          </table:table-cell>
          <table:table-cell table:style-name="ce14" office:value-type="string" calcext:value-type="string">
            <text:p>WI-X.X, F-X.X</text:p>
          </table:table-cell>
          <table:table-cell office:value-type="string" calcext:value-type="string">
            <text:p>Incoming Material Inspection</text:p>
          </table:table-cell>
          <table:table-cell table:content-validation-name="val1" office:value-type="string" calcext:value-type="string">
            <text:p>During Shift</text:p>
          </table:table-cell>
          <table:table-cell table:content-validation-name="val2" office:value-type="string" calcext:value-type="string">
            <text:p>As Needed</text:p>
          </table:table-cell>
          <table:table-cell/>
          <table:table-cell table:style-name="ce7"/>
          <table:table-cell table:style-name="ce14"/>
          <table:table-cell table:style-name="ce37"/>
          <table:table-cell table:style-name="ce9" table:content-validation-name="val1"/>
          <table:table-cell table:style-name="ce9" table:content-validation-name="val2"/>
          <table:table-cell table:style-name="ce30" table:number-columns-repeated="16373"/>
        </table:table-row>
        <table:table-row table:style-name="ro1">
          <table:table-cell table:style-name="ce7" office:value-type="float" office:value="6" calcext:value-type="float">
            <text:p>6</text:p>
          </table:table-cell>
          <table:table-cell table:style-name="ce14" office:value-type="string" calcext:value-type="string">
            <text:p>WI-X.X</text:p>
          </table:table-cell>
          <table:table-cell office:value-type="string" calcext:value-type="string">
            <text:p>Clock In / out of Job using JobBoss</text:p>
          </table:table-cell>
          <table:table-cell table:content-validation-name="val1" office:value-type="string" calcext:value-type="string">
            <text:p>During Shift</text:p>
          </table:table-cell>
          <table:table-cell table:content-validation-name="val2" office:value-type="string" calcext:value-type="string">
            <text:p>Per Job</text:p>
          </table:table-cell>
          <table:table-cell/>
          <table:table-cell table:style-name="ce7"/>
          <table:table-cell table:style-name="ce14"/>
          <table:table-cell table:style-name="ce37"/>
          <table:table-cell table:style-name="ce9" table:content-validation-name="val1"/>
          <table:table-cell table:style-name="ce9" table:content-validation-name="val2"/>
          <table:table-cell table:style-name="ce30" table:number-columns-repeated="16373"/>
        </table:table-row>
        <table:table-row table:style-name="ro1">
          <table:table-cell table:style-name="ce7" office:value-type="float" office:value="7" calcext:value-type="float">
            <text:p>7</text:p>
          </table:table-cell>
          <table:table-cell table:style-name="ce14" office:value-type="string" calcext:value-type="string">
            <text:p>WI-X.X</text:p>
          </table:table-cell>
          <table:table-cell office:value-type="string" calcext:value-type="string">
            <text:p>Clock In / out for breaks</text:p>
          </table:table-cell>
          <table:table-cell table:content-validation-name="val1" office:value-type="string" calcext:value-type="string">
            <text:p>During Shift</text:p>
          </table:table-cell>
          <table:table-cell table:content-validation-name="val2" office:value-type="string" calcext:value-type="string">
            <text:p>Daily</text:p>
          </table:table-cell>
          <table:table-cell table:number-columns-repeated="6"/>
          <table:table-cell table:style-name="ce30" table:number-columns-repeated="16373"/>
        </table:table-row>
        <table:table-row table:style-name="ro1">
          <table:table-cell table:style-name="ce7" office:value-type="float" office:value="8" calcext:value-type="float">
            <text:p>8</text:p>
          </table:table-cell>
          <table:table-cell table:style-name="ce14" office:value-type="string" calcext:value-type="string">
            <text:p>QP-X.X</text:p>
          </table:table-cell>
          <table:table-cell office:value-type="string" calcext:value-type="string">
            <text:p>Review team email for action items</text:p>
          </table:table-cell>
          <table:table-cell table:content-validation-name="val1" office:value-type="string" calcext:value-type="string">
            <text:p>During Shift</text:p>
          </table:table-cell>
          <table:table-cell table:content-validation-name="val2" office:value-type="string" calcext:value-type="string">
            <text:p>Multiple Times</text:p>
          </table:table-cell>
          <table:table-cell table:number-columns-repeated="6"/>
          <table:table-cell table:style-name="ce30" table:number-columns-repeated="16373"/>
        </table:table-row>
        <table:table-row table:style-name="ro7">
          <table:table-cell table:style-name="ce7" office:value-type="float" office:value="9" calcext:value-type="float">
            <text:p>9</text:p>
          </table:table-cell>
          <table:table-cell table:style-name="ce14" office:value-type="string" calcext:value-type="string">
            <text:p>WI-X.X, F-X.X, L-X.X</text:p>
          </table:table-cell>
          <table:table-cell office:value-type="string" calcext:value-type="string">
            <text:p>Check in / out gages for production jobs</text:p>
          </table:table-cell>
          <table:table-cell table:content-validation-name="val1" office:value-type="string" calcext:value-type="string">
            <text:p>During Shift</text:p>
          </table:table-cell>
          <table:table-cell table:content-validation-name="val2" office:value-type="string" calcext:value-type="string">
            <text:p>As Needed</text:p>
          </table:table-cell>
          <table:table-cell table:number-columns-repeated="6"/>
          <table:table-cell table:style-name="ce30" table:number-columns-repeated="16373"/>
        </table:table-row>
        <table:table-row table:style-name="ro1">
          <table:table-cell table:style-name="ce7" office:value-type="float" office:value="10" calcext:value-type="float">
            <text:p>10</text:p>
          </table:table-cell>
          <table:table-cell table:style-name="ce14" office:value-type="string" calcext:value-type="string">
            <text:p>WI-X.X, F-X.X</text:p>
          </table:table-cell>
          <table:table-cell office:value-type="string" calcext:value-type="string">
            <text:p>Issue non-conformance</text:p>
          </table:table-cell>
          <table:table-cell table:content-validation-name="val1" office:value-type="string" calcext:value-type="string">
            <text:p>During Shift</text:p>
          </table:table-cell>
          <table:table-cell table:content-validation-name="val2" office:value-type="string" calcext:value-type="string">
            <text:p>As Needed</text:p>
          </table:table-cell>
          <table:table-cell table:number-columns-repeated="6"/>
          <table:table-cell table:style-name="ce30" table:number-columns-repeated="16373"/>
        </table:table-row>
        <table:table-row table:style-name="ro8">
          <table:table-cell table:style-name="ce7" office:value-type="float" office:value="11" calcext:value-type="float">
            <text:p>11</text:p>
          </table:table-cell>
          <table:table-cell table:style-name="ce14" office:value-type="string" calcext:value-type="string">
            <text:p>QP-X.X</text:p>
          </table:table-cell>
          <table:table-cell office:value-type="string" calcext:value-type="string">
            <text:p>Clean work station, ensure computer is turned off, empty trash, and ensure surrounding area is free of FOD</text:p>
          </table:table-cell>
          <table:table-cell table:content-validation-name="val1" office:value-type="string" calcext:value-type="string">
            <text:p>End of Shift</text:p>
          </table:table-cell>
          <table:table-cell table:content-validation-name="val2" office:value-type="string" calcext:value-type="string">
            <text:p>Daily</text:p>
          </table:table-cell>
          <table:table-cell table:number-columns-repeated="6"/>
          <table:table-cell table:style-name="ce30" table:number-columns-repeated="16373"/>
        </table:table-row>
        <table:table-row table:style-name="ro1">
          <table:table-cell table:style-name="ce7" office:value-type="float" office:value="12" calcext:value-type="float">
            <text:p>12</text:p>
          </table:table-cell>
          <table:table-cell table:style-name="ce14" office:value-type="string" calcext:value-type="string">
            <text:p>QP-X.X</text:p>
          </table:table-cell>
          <table:table-cell office:value-type="string" calcext:value-type="string">
            <text:p>Ensure inspection tools are safely secured</text:p>
          </table:table-cell>
          <table:table-cell table:content-validation-name="val1" office:value-type="string" calcext:value-type="string">
            <text:p>End of Shift</text:p>
          </table:table-cell>
          <table:table-cell table:content-validation-name="val2" office:value-type="string" calcext:value-type="string">
            <text:p>Daily</text:p>
          </table:table-cell>
          <table:table-cell table:number-columns-repeated="6"/>
          <table:table-cell table:style-name="ce30" table:number-columns-repeated="16373"/>
        </table:table-row>
        <table:table-row table:style-name="ro8">
          <table:table-cell table:style-name="ce7" office:value-type="float" office:value="13" calcext:value-type="float">
            <text:p>13</text:p>
          </table:table-cell>
          <table:table-cell table:style-name="ce14" office:value-type="string" calcext:value-type="string">
            <text:p>F-X.X, WI-X.X</text:p>
          </table:table-cell>
          <table:table-cell office:value-type="string" calcext:value-type="string">
            <text:p>Complete Certification of Compliance (CoC) and gather customer required shipping document</text:p>
          </table:table-cell>
          <table:table-cell table:content-validation-name="val1" office:value-type="string" calcext:value-type="string">
            <text:p>During Shift</text:p>
          </table:table-cell>
          <table:table-cell table:content-validation-name="val2" office:value-type="string" calcext:value-type="string">
            <text:p>As Needed</text:p>
          </table:table-cell>
          <table:table-cell table:number-columns-repeated="6"/>
          <table:table-cell table:style-name="ce30" table:number-columns-repeated="16373"/>
        </table:table-row>
        <table:table-row table:style-name="ro1">
          <table:table-cell table:style-name="ce8" office:value-type="float" office:value="14" calcext:value-type="float">
            <text:p>14</text:p>
          </table:table-cell>
          <table:table-cell table:style-name="ce14" office:value-type="string" calcext:value-type="string">
            <text:p>F-X.X</text:p>
          </table:table-cell>
          <table:table-cell office:value-type="string" calcext:value-type="string">
            <text:p>Sweep and mop work area</text:p>
          </table:table-cell>
          <table:table-cell table:content-validation-name="val1" office:value-type="string" calcext:value-type="string">
            <text:p>Weekly</text:p>
          </table:table-cell>
          <table:table-cell table:content-validation-name="val2" office:value-type="string" calcext:value-type="string">
            <text:p>Friday</text:p>
          </table:table-cell>
          <table:table-cell table:number-columns-repeated="6"/>
          <table:table-cell table:style-name="ce30" table:number-columns-repeated="16373"/>
        </table:table-row>
        <table:table-row table:style-name="ro9">
          <table:table-cell table:style-name="ce7" office:value-type="float" office:value="15" calcext:value-type="float">
            <text:p>15</text:p>
          </table:table-cell>
          <table:table-cell table:style-name="ce14" office:value-type="string" calcext:value-type="string">
            <text:p>WI-X.X</text:p>
          </table:table-cell>
          <table:table-cell office:value-type="string" calcext:value-type="string">
            <text:p>Machine Checks</text:p>
          </table:table-cell>
          <table:table-cell table:content-validation-name="val1" office:value-type="string" calcext:value-type="string">
            <text:p>During Shift</text:p>
          </table:table-cell>
          <table:table-cell table:content-validation-name="val2" office:value-type="string" calcext:value-type="string">
            <text:p>As Needed</text:p>
          </table:table-cell>
          <table:table-cell table:number-columns-repeated="6"/>
          <table:table-cell table:style-name="ce30" table:number-columns-repeated="16373"/>
        </table:table-row>
        <table:table-row table:style-name="ro2">
          <table:table-cell table:style-name="ce7" office:value-type="float" office:value="16" calcext:value-type="float">
            <text:p>16</text:p>
          </table:table-cell>
          <table:table-cell table:style-name="ce14" office:value-type="string" calcext:value-type="string">
            <text:p>F-X.X, WI-X.X</text:p>
          </table:table-cell>
          <table:table-cell office:value-type="string" calcext:value-type="string">
            <text:p>Verification of Gage Calibration</text:p>
          </table:table-cell>
          <table:table-cell table:content-validation-name="val1" office:value-type="string" calcext:value-type="string">
            <text:p>During Shift</text:p>
          </table:table-cell>
          <table:table-cell table:content-validation-name="val2" office:value-type="string" calcext:value-type="string">
            <text:p>As Needed</text:p>
          </table:table-cell>
          <table:table-cell table:number-columns-repeated="6"/>
          <table:table-cell table:style-name="ce30" table:number-columns-repeated="16373"/>
        </table:table-row>
        <table:table-row table:style-name="ro1" table:number-rows-repeated="1048554">
          <table:table-cell table:number-columns-repeated="11"/>
          <table:table-cell table:style-name="ce30" table:number-columns-repeated="16373"/>
        </table:table-row>
        <table:table-row table:style-name="ro1">
          <table:table-cell table:number-columns-repeated="11"/>
          <table:table-cell table:style-name="ce30" table:number-columns-repeated="16373"/>
        </table:table-row>
      </table:table>
      <table:table table:name="STDW Form" table:style-name="ta4">
        <office:forms form:automatic-focus="false" form:apply-design-mode="false"/>
        <table:table-column table:style-name="co13" table:default-cell-style-name="ce48"/>
        <table:table-column table:style-name="co14" table:default-cell-style-name="ce48"/>
        <table:table-column table:style-name="co15" table:default-cell-style-name="ce48"/>
        <table:table-column table:style-name="co16" table:number-columns-repeated="7" table:default-cell-style-name="ce48"/>
        <table:table-column table:style-name="co17" table:default-cell-style-name="ce48"/>
        <table:table-column table:style-name="co18" table:default-cell-style-name="ce48"/>
        <table:table-column table:style-name="co8" table:default-cell-style-name="ce48"/>
        <table:table-column table:style-name="co19" table:default-cell-style-name="ce48"/>
        <table:table-column table:style-name="co20" table:default-cell-style-name="ce48"/>
        <table:table-column table:style-name="co21" table:default-cell-style-name="ce48"/>
        <table:table-column table:style-name="co22" table:default-cell-style-name="ce48"/>
        <table:table-column table:style-name="co23" table:visibility="collapse" table:default-cell-style-name="ce48"/>
        <table:table-column table:style-name="co12" table:number-columns-repeated="2" table:default-cell-style-name="ce48"/>
        <table:table-column table:style-name="co24" table:default-cell-style-name="ce48"/>
        <table:table-column table:style-name="co12" table:number-columns-repeated="3" table:default-cell-style-name="ce48"/>
        <table:table-column table:style-name="co25" table:number-columns-repeated="3" table:default-cell-style-name="ce48"/>
        <table:table-column table:style-name="co12" table:number-columns-repeated="16357" table:default-cell-style-name="ce48"/>
        <table:table-row table:style-name="ro10">
          <table:table-cell table:style-name="ce42" office:value-type="string" calcext:value-type="string">
            <text:p>Department:</text:p>
          </table:table-cell>
          <table:table-cell table:style-name="ce49" table:formula="of:=[$'Standard Work'.E1]" office:value-type="float" office:value="0" calcext:value-type="float" table:number-columns-spanned="2" table:number-rows-spanned="1">
            <text:p>0</text:p>
          </table:table-cell>
          <table:covered-table-cell table:style-name="ce56"/>
          <table:table-cell table:style-name="ce60" office:value-type="string" calcext:value-type="string">
            <text:p>Role:</text:p>
          </table:table-cell>
          <table:table-cell table:style-name="ce64"/>
          <table:table-cell table:style-name="ce66"/>
          <table:table-cell table:style-name="ce68" table:formula="of:=[$'Standard Work'.C1]" office:value-type="float" office:value="0" calcext:value-type="float" table:number-columns-spanned="5" table:number-rows-spanned="1">
            <text:p>0</text:p>
          </table:table-cell>
          <table:covered-table-cell table:number-columns-repeated="3" table:style-name="ce28"/>
          <table:covered-table-cell table:style-name="ce70"/>
          <table:table-cell table:style-name="ce75"/>
          <table:table-cell table:style-name="ce76" office:value-type="string" calcext:value-type="string" table:number-columns-spanned="5" table:number-rows-spanned="1">
            <text:p>Weekly Tasks</text:p>
          </table:table-cell>
          <table:covered-table-cell table:number-columns-repeated="3" table:style-name="ce85"/>
          <table:covered-table-cell table:style-name="ce96"/>
          <table:table-cell table:number-columns-repeated="16367"/>
        </table:table-row>
        <table:table-row table:style-name="ro11">
          <table:table-cell table:style-name="ce43" office:value-type="string" calcext:value-type="string">
            <text:p>Name:</text:p>
          </table:table-cell>
          <table:table-cell table:style-name="ce50" table:formula="of:=[$'Standard Work'.I1]" office:value-type="float" office:value="0" calcext:value-type="float" table:number-columns-spanned="2" table:number-rows-spanned="1">
            <text:p>0</text:p>
          </table:table-cell>
          <table:covered-table-cell table:style-name="ce57"/>
          <table:table-cell table:style-name="ce61" office:value-type="string" calcext:value-type="string">
            <text:p>Week Of:</text:p>
          </table:table-cell>
          <table:table-cell table:style-name="ce65"/>
          <table:table-cell table:style-name="ce67"/>
          <table:table-cell table:style-name="ce50" table:number-columns-spanned="5" table:number-rows-spanned="1"/>
          <table:covered-table-cell table:number-columns-repeated="3" table:style-name="ce69"/>
          <table:covered-table-cell table:style-name="ce57"/>
          <table:table-cell table:style-name="ce75"/>
          <table:table-cell table:style-name="ce77" table:formula="of:=FALSE()" office:value-type="boolean" office:boolean-value="false" calcext:value-type="boolean">
            <text:p>FALSE</text:p>
          </table:table-cell>
          <table:table-cell table:style-name="ce86" table:number-columns-spanned="4" table:number-rows-spanned="1"/>
          <table:covered-table-cell table:number-columns-repeated="2" table:style-name="ce37"/>
          <table:covered-table-cell table:style-name="ce97"/>
          <table:table-cell table:number-columns-repeated="16367"/>
        </table:table-row>
        <table:table-row table:style-name="ro12">
          <table:table-cell table:style-name="ce44" office:value-type="string" calcext:value-type="string">
            <text:p>Daily Tasks</text:p>
          </table:table-cell>
          <table:table-cell table:style-name="ce51" table:number-columns-repeated="9"/>
          <table:table-cell table:style-name="ce71"/>
          <table:table-cell table:style-name="ce75"/>
          <table:table-cell table:style-name="ce78" office:value-type="string" calcext:value-type="string" table:number-columns-spanned="5" table:number-rows-spanned="1">
            <text:p>Team Member Specific Tasks</text:p>
          </table:table-cell>
          <table:covered-table-cell table:number-columns-repeated="3" table:style-name="ce87"/>
          <table:covered-table-cell table:style-name="ce98"/>
          <table:table-cell table:number-columns-repeated="16367"/>
        </table:table-row>
        <table:table-row table:style-name="ro13">
          <table:table-cell table:style-name="ce45" office:value-type="string" calcext:value-type="string">
            <text:p>Start Of Shift Tasks</text:p>
          </table:table-cell>
          <table:table-cell table:style-name="ce52" office:value-type="string" calcext:value-type="string">
            <text:p>Control</text:p>
          </table:table-cell>
          <table:table-cell table:style-name="ce58" office:value-type="string" calcext:value-type="string">
            <text:p>Frequency</text:p>
          </table:table-cell>
          <table:table-cell table:style-name="ce62" office:value-type="string" calcext:value-type="string">
            <text:p>M</text:p>
          </table:table-cell>
          <table:table-cell table:style-name="ce62" office:value-type="string" calcext:value-type="string">
            <text:p>Tu</text:p>
          </table:table-cell>
          <table:table-cell table:style-name="ce62" office:value-type="string" calcext:value-type="string">
            <text:p>W</text:p>
          </table:table-cell>
          <table:table-cell table:style-name="ce62" office:value-type="string" calcext:value-type="string">
            <text:p>Th</text:p>
          </table:table-cell>
          <table:table-cell table:style-name="ce62" office:value-type="string" calcext:value-type="string">
            <text:p>F</text:p>
          </table:table-cell>
          <table:table-cell table:style-name="ce62" office:value-type="string" calcext:value-type="string">
            <text:p>Sa</text:p>
          </table:table-cell>
          <table:table-cell table:style-name="ce62" office:value-type="string" calcext:value-type="string">
            <text:p>Su</text:p>
          </table:table-cell>
          <table:table-cell table:style-name="ce72" office:value-type="string" calcext:value-type="string">
            <text:p>Initial</text:p>
          </table:table-cell>
          <table:table-cell/>
          <table:table-cell table:style-name="ce79"/>
          <table:table-cell table:style-name="ce88" table:number-columns-spanned="4" table:number-rows-spanned="1"/>
          <table:covered-table-cell table:number-columns-repeated="2" table:style-name="ce90"/>
          <table:covered-table-cell table:style-name="ce99"/>
          <table:table-cell table:number-columns-repeated="16367"/>
        </table:table-row>
        <table:table-row table:style-name="ro13">
          <table:table-cell table:style-name="ce46"/>
          <table:table-cell table:style-name="ce53"/>
          <table:table-cell table:style-name="ce59"/>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73"/>
          <table:table-cell/>
          <table:table-cell table:style-name="ce80" office:value-type="string" calcext:value-type="string" table:number-columns-spanned="5" table:number-rows-spanned="1">
            <text:p>Notes, Issues / Roadblocks, Concerns, or Suggestions</text:p>
          </table:table-cell>
          <table:covered-table-cell table:number-columns-repeated="3" table:style-name="ce89"/>
          <table:covered-table-cell table:style-name="ce100"/>
          <table:table-cell table:number-columns-repeated="16367"/>
        </table:table-row>
        <table:table-row table:style-name="ro13">
          <table:table-cell table:style-name="ce47" office:value-type="string" calcext:value-type="string">
            <text:p>During Shift Tasks</text:p>
          </table:table-cell>
          <table:table-cell table:style-name="ce54" table:number-columns-repeated="9"/>
          <table:table-cell table:style-name="ce74"/>
          <table:table-cell/>
          <table:table-cell table:style-name="ce81" table:number-columns-spanned="5" table:number-rows-spanned="1"/>
          <table:covered-table-cell table:number-columns-repeated="3" table:style-name="ce90"/>
          <table:covered-table-cell table:style-name="ce99"/>
          <table:table-cell table:number-columns-repeated="16366"/>
          <table:table-cell office:value-type="string" calcext:value-type="string">
            <text:p>GEN</text:p>
          </table:table-cell>
        </table:table-row>
        <table:table-row table:style-name="ro1">
          <table:table-cell table:style-name="ce46"/>
          <table:table-cell table:style-name="ce53"/>
          <table:table-cell table:style-name="ce59"/>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73"/>
          <table:table-cell/>
          <table:table-cell table:style-name="ce81" table:number-columns-spanned="5" table:number-rows-spanned="1"/>
          <table:covered-table-cell table:number-columns-repeated="3" table:style-name="ce90"/>
          <table:covered-table-cell table:style-name="ce99"/>
          <table:table-cell table:number-columns-repeated="16367"/>
        </table:table-row>
        <table:table-row table:style-name="ro1">
          <table:table-cell table:style-name="ce47" office:value-type="string" calcext:value-type="string">
            <text:p>End of Shift Tasks</text:p>
          </table:table-cell>
          <table:table-cell table:style-name="ce55"/>
          <table:table-cell table:style-name="ce54" table:number-columns-repeated="8"/>
          <table:table-cell table:style-name="ce74"/>
          <table:table-cell/>
          <table:table-cell table:style-name="ce81" table:number-columns-spanned="5" table:number-rows-spanned="1"/>
          <table:covered-table-cell table:number-columns-repeated="3" table:style-name="ce90"/>
          <table:covered-table-cell table:style-name="ce99"/>
          <table:table-cell table:number-columns-repeated="16367"/>
        </table:table-row>
        <table:table-row table:style-name="ro1">
          <table:table-cell table:style-name="ce46"/>
          <table:table-cell table:style-name="ce53"/>
          <table:table-cell table:style-name="ce59"/>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63" table:formula="of:=FALSE()" office:value-type="boolean" office:boolean-value="false" calcext:value-type="boolean">
            <text:p>FALSE</text:p>
          </table:table-cell>
          <table:table-cell table:style-name="ce73"/>
          <table:table-cell/>
          <table:table-cell table:style-name="ce81" table:number-columns-spanned="5" table:number-rows-spanned="1"/>
          <table:covered-table-cell table:number-columns-repeated="3" table:style-name="ce90"/>
          <table:covered-table-cell table:style-name="ce99"/>
          <table:table-cell table:number-columns-repeated="16367"/>
        </table:table-row>
        <table:table-row table:style-name="ro1">
          <table:table-cell table:number-columns-repeated="12"/>
          <table:table-cell table:style-name="ce81" table:number-columns-spanned="5" table:number-rows-spanned="1"/>
          <table:covered-table-cell table:number-columns-repeated="3" table:style-name="ce90"/>
          <table:covered-table-cell table:style-name="ce99"/>
          <table:table-cell table:number-columns-repeated="16367"/>
        </table:table-row>
        <table:table-row table:style-name="ro1">
          <table:table-cell table:number-columns-repeated="12"/>
          <table:table-cell table:style-name="ce81" table:number-columns-spanned="5" table:number-rows-spanned="1"/>
          <table:covered-table-cell table:number-columns-repeated="3" table:style-name="ce90"/>
          <table:covered-table-cell table:style-name="ce99"/>
          <table:table-cell table:number-columns-repeated="16367"/>
        </table:table-row>
        <table:table-row table:style-name="ro1">
          <table:table-cell table:number-columns-repeated="12"/>
          <table:table-cell table:style-name="ce81" table:number-columns-spanned="5" table:number-rows-spanned="1"/>
          <table:covered-table-cell table:number-columns-repeated="3" table:style-name="ce90"/>
          <table:covered-table-cell table:style-name="ce99"/>
          <table:table-cell table:number-columns-repeated="16367"/>
        </table:table-row>
        <table:table-row table:style-name="ro1">
          <table:table-cell table:number-columns-repeated="12"/>
          <table:table-cell table:style-name="ce82" office:value-type="string" calcext:value-type="string" table:number-columns-spanned="5" table:number-rows-spanned="2">
            <text:p>I certify that all required Daily and Weekly Standard Work checks for the week shown have been completed, and any exceptions are recorded in the Notes / Issues section or escalated to Leadership.</text:p>
          </table:table-cell>
          <table:covered-table-cell table:number-columns-repeated="3" table:style-name="ce91"/>
          <table:covered-table-cell table:style-name="ce101"/>
          <table:table-cell table:number-columns-repeated="16367"/>
        </table:table-row>
        <table:table-row table:style-name="ro1">
          <table:table-cell table:number-columns-repeated="12"/>
          <table:covered-table-cell table:style-name="ce83"/>
          <table:covered-table-cell table:number-columns-repeated="3" table:style-name="ce92"/>
          <table:covered-table-cell table:style-name="ce102"/>
          <table:table-cell table:number-columns-repeated="16367"/>
        </table:table-row>
        <table:table-row table:style-name="ro1">
          <table:table-cell table:number-columns-repeated="12"/>
          <table:table-cell table:style-name="ce84" office:value-type="string" calcext:value-type="string" table:number-columns-spanned="2" table:number-rows-spanned="1">
            <text:p>Initial:</text:p>
          </table:table-cell>
          <table:covered-table-cell table:style-name="ce93"/>
          <table:table-cell table:style-name="ce94"/>
          <table:table-cell table:style-name="ce95" office:value-type="string" calcext:value-type="string">
            <text:p>Date:</text:p>
          </table:table-cell>
          <table:table-cell table:style-name="ce103"/>
          <table:table-cell table:number-columns-repeated="16367"/>
        </table:table-row>
        <table:table-row table:style-name="ro14">
          <table:table-cell table:number-columns-repeated="16384"/>
        </table:table-row>
        <table:table-row table:style-name="ro1" table:number-rows-repeated="1048559">
          <table:table-cell table:number-columns-repeated="16384"/>
        </table:table-row>
        <table:table-row table:style-name="ro1">
          <table:table-cell table:number-columns-repeated="16384"/>
        </table:table-row>
      </table:table>
      <table:named-expressions>
        <table:named-range table:name="CellWeekOf" table:base-cell-address="$List.$A$1" table:cell-range-address="$'STDW Form'.$G$2:.$K$2"/>
        <table:named-range table:name="DuringTaskTop" table:base-cell-address="$List.$A$1" table:cell-range-address="$'STDW Form'.$A$7"/>
        <table:named-range table:name="EndTaskTop" table:base-cell-address="$List.$A$1" table:cell-range-address="$'STDW Form'.$A$9"/>
        <table:named-range table:name="NoteHeader" table:base-cell-address="$List.$A$1" table:cell-range-address="$'STDW Form'.$M$5:.$Q$5"/>
        <table:named-range table:name="SpecificWork" table:base-cell-address="$List.$A$1" table:cell-range-address="$'Standard Work'.$G$6:.$K$11"/>
        <table:named-range table:name="SpecTaskTop" table:base-cell-address="$List.$A$1" table:cell-range-address="$'STDW Form'.$M$3:.$Q$3"/>
        <table:named-range table:name="StartTaskTop" table:base-cell-address="$List.$A$1" table:cell-range-address="$'STDW Form'.$A$5"/>
        <table:named-range table:name="STDWork" table:base-cell-address="$List.$A$1" table:cell-range-address="$'Standard Work'.$B$6:.$E$21"/>
        <table:named-range table:name="WeeklyTaskTop" table:base-cell-address="$List.$A$1" table:cell-range-address="$'STDW Form'.$O$2"/>
        <table:named-expression table:name="_xleta.INDEX" table:base-cell-address="$List.$A$1" table:expression="#NAME?" loext:hidden="true"/>
      </table:named-expressions>
      <table:database-ranges>
        <table:database-range table:name="Frequency" table:target-range-address="List.B1:List.B16" table:display-filter-buttons="true"/>
        <table:database-range table:name="SpecificWork_tbl" table:target-range-address="'Standard Work'.G5:'Standard Work'.K11" table:display-filter-buttons="true"/>
        <table:database-range table:name="STDWork_tbl" table:target-range-address="'Standard Work'.A5:'Standard Work'.E21" table:display-filter-buttons="true"/>
        <table:database-range table:name="When" table:target-range-address="List.A1:List.A14"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5209in" fo:margin-left="0.1665in" fo:margin-right="0.1772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List" style:display-name="PageStyle_List" style:page-layout-name="Mpm3">
      <style:header style:display="false"/>
      <style:header-left style:display="false"/>
      <style:header-first style:display="false"/>
      <style:footer style:display="false"/>
      <style:footer-left style:display="false"/>
      <style:footer-first style:display="false"/>
    </style:master-page>
    <style:master-page style:name="PageStyle_5f_STDW_20_Form" style:display-name="PageStyle_STDW Form" style:page-layout-name="Mpm4">
      <style:header style:display="false"/>
      <style:header-left style:display="false"/>
      <style:header-first style:display="false"/>
      <style:footer style:display="false"/>
      <style:footer-left style:display="false"/>
      <style:footer-first style:display="false"/>
    </style:master-page>
    <style:master-page style:name="PageStyle_5f_Standard_20_Work" style:display-name="PageStyle_Standard Work"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rittany Georgiev</meta:initial-creator>
    <dc:creator>Brittany Georgiev</dc:creator>
    <meta:print-date>2025-11-14T14:23:07</meta:print-date>
    <meta:creation-date>2025-11-11T14:27:29</meta:creation-date>
    <dc:date>2025-11-17T15:39:02</dc:date>
    <meta:generator>LibreOffice/25.8.3.2$Windows_X86_64 LibreOffice_project/8ca8d55c161d602844f5428fa4b58097424e324e</meta:generator>
    <meta:document-statistic meta:table-count="4" meta:cell-count="183" meta:object-count="1"/>
    <meta:user-defined meta:name="AppVersion">16.0300</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orm.xml><?xml version="1.0" encoding="utf-8"?>
<!DOCTYPE module  PUBLIC '-//OpenOffice.org//DTD OfficeDocument 1.0//EN'  'module.dtd'>
<script:module xmlns:script="http://openoffice.org/2000/script" script:name="Form" script:language="StarBasic" script:moduleType="document">Rem Attribute VBA_ModuleType=VBADocumentModule
Option VBASupport 1

</script:module>
</file>

<file path=Basic/VBAProject/Lists.xml><?xml version="1.0" encoding="utf-8"?>
<!DOCTYPE module  PUBLIC '-//OpenOffice.org//DTD OfficeDocument 1.0//EN'  'module.dtd'>
<script:module xmlns:script="http://openoffice.org/2000/script" script:name="Lists" script:language="StarBasic" script:moduleType="document">Rem Attribute VBA_ModuleType=VBADocumentModule
Option VBASupport 1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Private gStage As String

'=======================
' ENTRY – run this one
'=======================
Public Sub Rebuild_STDW_Form_Force()
    On Error GoTo FAIL
    EnsureAnchors                 ' always correct anchors before building
    Rebuild_STDW_Form
    Exit Sub
FAIL:
    MsgBox "Build failed (" &amp; gStage &amp; "): " &amp; Err.Description, vbExclamation
End Sub

'--- legacy wrappers so old buttons still work ---
Rem removed unmatched Sub/End: Public Sub BuildForm(): Rebuild_STDW_Form_Force: End Sub
Rem removed unmatched Sub/End: Public Sub Build_STDW_Form(): Rebuild_STDW_Form_Force: End Sub
Rem removed unmatched Sub/End: Public Sub Build_Form(): Rebuild_STDW_Form_Force: End Sub

'========================
' Core builder – dynamic sections, no layout damage
'========================
Public Sub Rebuild_STDW_Form()
    On Error GoTo FAIL

    gStage = "Resolve sheets"
    Dim wsForm As Worksheet, wsStd As Worksheet
    Set wsForm = GetWs(ThisWorkbook, "STDW Form", "Form")
    Set wsStd = GetWs(ThisWorkbook, "Standard Work", "STDWork")

    If wsForm Is Nothing Then Err.Raise vbObjectError + 900, , "Sheet 'STDW Form' not found."
    If wsStd Is Nothing Then Err.Raise vbObjectError + 901, , "Sheet 'Standard Work' not found."

    gStage = "Resolve anchors"
    Dim aStart As Range, aDuring As Range, aEnd As Range, aWeekly As Range, aSpec As Range
    Set aStart = GetNamedCell("StartTaskTop")   ' Control column under "Start Of Shift Tasks"
    Set aDuring = GetNamedCell("DuringTaskTop") ' Control column under "During Shift Tasks"
    Set aEnd = GetNamedCell("EndTaskTop")       ' Control column under "End of Shift Tasks"
    Set aWeekly = GetNamedCell("WeeklyTaskTop") ' Weekly text column
    Set aSpec = GetNamedCell("SpecTaskTop")     ' Team Member Specific text column

    gStage = "Resolve columns"
    Dim colTask As Long, colCtrl As Long, colFreq As Long
    ResolveDailyColumns wsForm, aStart, colTask, colCtrl, colFreq

    '========================
    ' Scan Standard Work once to count rows per section
    '========================
    gStage = "Count basic tasks"
    Dim lastRow As Long
    lastRow = Application.Max( _
                 wsStd.Cells(wsStd.rows.count, "C").End(xlUp).Row, _
                 wsStd.Cells(wsStd.rows.count, "E").End(xlUp).Row)

    Dim cStart As Long, cDuring As Long, cEnd As Long, cWeekly As Long
    Dim r As Long, whenVal As String, taskVal As String

    For r = 6 To lastRow
        taskVal = TrimAll(wsStd.Cells(r, "C").value)
        If taskVal &lt;&gt; "" Then
            whenVal = Canon(wsStd.Cells(r, "D").value)
            Select Case whenVal
                Case Canon("Start of Shift"): cStart = cStart + 1
                Case Canon("During Shift"):   cDuring = cDuring + 1
                Case Canon("End of Shift"):   cEnd = cEnd + 1
                Case Canon("Weekly"):         cWeekly = cWeekly + 1
            End Select
        End If
    Next r

    '========================
    ' Team Member Specific Tasks (G:K table)
    '========================
    gStage = "Count Specific"

    Dim lastSpecRow As Long
    Dim specCount As Long

    lastSpecRow = Application.Max( _
                    wsStd.Cells(wsStd.rows.count, "I").End(xlUp).Row, _
                    wsStd.Cells(wsStd.rows.count, "K").End(xlUp).Row)
    If lastSpecRow &lt; 6 Then lastSpecRow = 6

    For r = 6 To lastSpecRow
        If TrimAll(wsStd.Cells(r, "I").value) &lt;&gt; "" Then
            specCount = specCount + 1
        End If
    Next r

    Application.ScreenUpdating = False
    Application.EnableEvents = False

    Dim needStart As Long: needStart = cStart
    Dim needDuring As Long: needDuring = cDuring
    Dim needEnd As Long: needEnd = cEnd
    Dim needWeekly As Long: needWeekly = cWeekly
    Dim needSpec As Long: needSpec = specCount

    gStage = "Prep sections"

    Dim limitStartRow As Long
    Dim limitDuringRow As Long
    Dim limitEndRow As Long
    Dim statementRow As Long
    Dim notesRow As Long
    Dim weeklyLimitRow As Long
    Dim specLimitRow As Long
    Dim capNotes As Variant, capStatement As Variant

    statementRow = FindCaptionRowOptional(wsForm, "Statement")
    notesRow = FindCaptionRowOptional(wsForm, "Notes")
    capNotes = FirstPositive(notesRow)
    capStatement = FirstPositive(statementRow)

    limitStartRow = ResolveSectionLimit(wsForm, aStart.Row, aDuring.Row, aEnd.Row, aWeekly.Row, aSpec.Row, capNotes, capStatement)
    EnsureSectionCapacity "Start of Shift", aStart.Row, limitStartRow, needStart

    limitDuringRow = ResolveSectionLimit(wsForm, aDuring.Row, aEnd.Row, aWeekly.Row, aSpec.Row, capNotes, capStatement)
    EnsureSectionCapacity "During Shift", aDuring.Row, limitDuringRow, needDuring

    limitEndRow = ResolveSectionLimit(wsForm, aEnd.Row, aWeekly.Row, aSpec.Row, capNotes, capStatement)
    EnsureSectionCapacity "End of Shift", aEnd.Row, limitEndRow, needEnd

    weeklyLimitRow = ResolveSectionLimit(wsForm, aWeekly.Row, aSpec.Row, capNotes, capStatement)
    EnsureSectionCapacity "Weekly Tasks", aWeekly.Row, weeklyLimitRow, needWeekly

    specLimitRow = ResolveSectionLimit(wsForm, aSpec.Row, capNotes, capStatement)
    EnsureSectionCapacity "Team Member Specific Tasks", aSpec.Row, specLimitRow, needSpec

    ClearDailySection wsForm, aStart.Row, limitStartRow - 1, colTask, colCtrl, colFreq
    ClearDailySection wsForm, aDuring.Row, limitDuringRow - 1, colTask, colCtrl, colFreq
    ClearDailySection wsForm, aEnd.Row, limitEndRow - 1, colTask, colCtrl, colFreq
    ClearColumnSection wsForm, aWeekly.Column, aWeekly.Row, weeklyLimitRow - 1
    ClearColumnSection wsForm, aSpec.Column, aSpec.Row, specLimitRow - 1

    '========================
    ' Second pass: actually write the Daily + Weekly tasks
    '========================
    gStage = "Write basic tasks"

    Dim idxStart As Long, idxDuring As Long, idxEnd As Long, idxWeekly As Long
    Dim rowStartPtr As Long, rowDuringPtr As Long, rowEndPtr As Long, rowWeeklyPtr As Long
    rowStartPtr = aStart.Row
    rowDuringPtr = aDuring.Row
    rowEndPtr = aEnd.Row
    rowWeeklyPtr = aWeekly.Row

    Dim ctrlVal As String, freqVal As String
    Dim suffix As String, d As String, ctrl2 As String, txt As String

    For r = 6 To lastRow
        taskVal = TrimAll(wsStd.Cells(r, "C").value)
        If taskVal &lt;&gt; "" Then
            whenVal = Canon(wsStd.Cells(r, "D").value)
            ctrlVal = wsStd.Cells(r, "B").value
            freqVal = wsStd.Cells(r, "E").value

            Select Case whenVal
                Case Canon("Start of Shift")
                    idxStart = idxStart + 1
                    RequireRowWithinLimit rowStartPtr, limitStartRow - 1, "Start of Shift"
                    WriteDailyRow wsForm, rowStartPtr, colTask, colCtrl, colFreq, _
                                  taskVal, ctrlVal, freqVal
                    rowStartPtr = rowStartPtr + 1

                Case Canon("During Shift")
                    idxDuring = idxDuring + 1
                    RequireRowWithinLimit rowDuringPtr, limitDuringRow - 1, "During Shift"
                    WriteDailyRow wsForm, rowDuringPtr, colTask, colCtrl, colFreq, _
                                  taskVal, ctrlVal, freqVal
                    rowDuringPtr = rowDuringPtr + 1

                Case Canon("End of Shift")
                    idxEnd = idxEnd + 1
                    RequireRowWithinLimit rowEndPtr, limitEndRow - 1, "End of Shift"
                    WriteDailyRow wsForm, rowEndPtr, colTask, colCtrl, colFreq, _
                                  taskVal, ctrlVal, freqVal
                    rowEndPtr = rowEndPtr + 1

                Case Canon("Weekly")
                    idxWeekly = idxWeekly + 1

                    d = FormatWeeklyFrequency(freqVal)
                    ctrl2 = TrimAll(ctrlVal)
                    suffix = ""

                    If Len(d) &gt; 0 Then suffix = d
                    If Len(ctrl2) &gt; 0 Then
                        suffix = IIf(Len(suffix) &gt; 0, suffix &amp; ", " &amp; ctrl2, ctrl2)
                    End If

                    txt = taskVal
                    If Len(suffix) &gt; 0 Then
                        txt = txt &amp; " (" &amp; suffix &amp; ")"
                    End If

                    RequireRowWithinLimit rowWeeklyPtr, weeklyLimitRow - 1, "Weekly Tasks"
                    SafeClearOne wsForm.Cells(rowWeeklyPtr, aWeekly.Column)
                    SafeSetOne wsForm.Cells(rowWeeklyPtr, aWeekly.Column), txt

                    rowWeeklyPtr = rowWeeklyPtr + 1
            End Select
        End If
    Next r

    If idxStart = 0 Then ClearDailyRow wsForm, aStart.Row, colTask, colCtrl, colFreq
    If idxDuring = 0 Then ClearDailyRow wsForm, aDuring.Row, colTask, colCtrl, colFreq
    If idxEnd = 0 Then ClearDailyRow wsForm, aEnd.Row, colTask, colCtrl, colFreq
    If idxWeekly = 0 Then SafeClearOne wsForm.Cells(aWeekly.Row, aWeekly.Column)

    '========================
    ' Team Member Specific Tasks (G:K table)
    '========================
    gStage = "Write Specific"

    Dim idxSpec As Long
    Dim rowSpecPtr As Long
    rowSpecPtr = aSpec.Row

    Dim wSpec As String, fSpec As String, cSpecTxt As String
    Dim specOwner As String
    Dim specTxt As String, sfx As String

    For r = 6 To lastSpecRow
        taskVal = TrimAll(wsStd.Cells(r, "I").value)   ' Task
        If taskVal &lt;&gt; "" Then
            idxSpec = idxSpec + 1

            specOwner = TrimAll(wsStd.Cells(r, "G").value) ' Owner/Item

            wSpec = TrimAll(wsStd.Cells(r, "J").value)     ' When
            fSpec = TrimAll(wsStd.Cells(r, "K").value)     ' Frequency
            cSpecTxt = TrimAll(wsStd.Cells(r, "H").value)  ' Control

            sfx = ""
            If Len(wSpec) &gt; 0 Then sfx = wSpec
            If Len(fSpec) &gt; 0 Then sfx = IIf(Len(sfx) &gt; 0, sfx &amp; " - " &amp; fSpec, fSpec)
            If Len(cSpecTxt) &gt; 0 Then sfx = IIf(Len(sfx) &gt; 0, sfx &amp; ", " &amp; cSpecTxt, cSpecTxt)

            specTxt = taskVal
            If Len(specOwner) &gt; 0 Then
                specTxt = specOwner &amp; " - " &amp; specTxt
            End If
            If Len(sfx) &gt; 0 Then
                specTxt = specTxt &amp; " (" &amp; sfx &amp; ")"
            End If

            RequireRowWithinLimit rowSpecPtr, specLimitRow - 1, "Team Member Specific Tasks"
            SafeClearOne wsForm.Cells(rowSpecPtr, aSpec.Column)
            SafeSetOne wsForm.Cells(rowSpecPtr, aSpec.Column), specTxt

            rowSpecPtr = rowSpecPtr + 1
        End If
    Next r

    If idxSpec = 0 Then SafeClearOne wsForm.Cells(aSpec.Row, aSpec.Column)

CLEAN:
    Application.EnableEvents = True
    Application.ScreenUpdating = True
    Exit Sub

FAIL:
    Application.EnableEvents = True
    Application.ScreenUpdating = True
    MsgBox "Rebuild failed (" &amp; gStage &amp; "): " &amp; Err.Description, vbExclamation
End Sub

'========================
' Write one Daily row (Start/During/End of Shift)
' – clears Task/Control/Frequency then writes
'   the refreshed values without touching layout.
'========================
Private Sub WriteDailyRow(ws As Worksheet, rowNum As Long, _
                          colTask As Long, colCtrl As Long, colFreq As Long, _
                          ByVal taskVal As String, ByVal ctrlVal As String, _
                          ByVal freqVal As String)

    SafeClearOne ws.Cells(rowNum, colTask)
    SafeClearOne ws.Cells(rowNum, colCtrl)
    SafeClearOne ws.Cells(rowNum, colFreq)

    SafeSetOne ws.Cells(rowNum, colTask), taskVal
    SafeSetOne ws.Cells(rowNum, colCtrl), ctrlVal
    SafeSetOne ws.Cells(rowNum, colFreq), freqVal
End Sub

Private Sub ClearDailyRow(ws As Worksheet, rowNum As Long, _
                          colTask As Long, colCtrl As Long, colFreq As Long)
    SafeClearOne ws.Cells(rowNum, colTask)
    SafeClearOne ws.Cells(rowNum, colCtrl)
    SafeClearOne ws.Cells(rowNum, colFreq)
End Sub

'========================
' Anchor creation/repair
'========================
Private Sub EnsureAnchors()
    Dim ws As Worksheet: Set ws = GetWs(ThisWorkbook, "STDW Form", "Form")
    If ws Is Nothing Then Err.Raise vbObjectError + 931, , "Cannot resolve sheet 'STDW Form'."

    Dim r As Range

    ' Daily sections (we use Control column as the anchor)
    Set r = FindAnchor(ws, "Start of Shift", 2, 2): AssignNameTo "StartTaskTop", r
    Set r = FindAnchor(ws, "During Shift", 2, 2): AssignNameTo "DuringTaskTop", r
    Set r = FindAnchor(ws, "End of Shift", 2, 2): AssignNameTo "EndTaskTop", r

    ' Weekly / specific sections – text is in column M, we anchor column O (13-&gt;M, 15-&gt;O)
    Set r = FindAnchor(ws, "Weekly Tasks", 13, 15): AssignNameTo "WeeklyTaskTop", r
    Set r = FindAnchor(ws, "Team Member Specific Tasks", 13, 15): AssignNameTo "SpecTaskTop", r
End Sub

Private Sub AssignNameTo(nm As String, tgt As Range)
    Dim ws As Worksheet
    Dim lo As ListObject

    ' If any table (ListObject) already uses this name,
    ' rename the table so we can use the name for a defined range.
    For Each ws In ThisWorkbook.Worksheets
        For Each lo In ws.ListObjects
            If StrComp(lo.Name, nm, vbTextCompare) = 0 Then
                lo.Name = nm &amp; "_tbl"   ' e.g. StartTaskTop_tbl
            End If
        Next lo
    Next ws

    ' Now (re)create the defined name
    On Error Resume Next
    ThisWorkbook.Names(nm).Delete
    On Error GoTo 0

    ThisWorkbook.Names.Add Name:=nm, RefersTo:=tgt
End Sub

Private Function FindAnchor(ws As Worksheet, caption As String, _
                            searchCol As Long, outCol As Long) As Range
    Dim f As Range, shp As Shape, txt As String, r As Long

    ' 1) Try in the expected column
    With ws.Columns(searchCol)
        Set f = .Find(What:=caption, LookIn:=xlFormulas, LookAt:=xlPart, _
                      SearchOrder:=xlByRows, SearchDirection:=xlNext, _
                      MatchCase:=False, SearchFormat:=False)
    End With

    ' 2) Then anywhere in UsedRange
    If f Is Nothing Then
        With ws.UsedRange
            Set f = .Find(What:=caption, LookIn:=xlFormulas, LookAt:=xlPart, _
                          SearchOrder:=xlByRows, SearchDirection:=xlNext, _
                          MatchCase:=False, SearchFormat:=False)
        End With
    End If

    ' 3) Look through shapes if still not found
    If f Is Nothing Then
        For Each shp In ws.Shapes
            On Error Resume Next
            txt = ""
            If shp.TextFrame2.HasText Then
                txt = shp.TextFrame2.TextRange.Text
            End If
            If txt = "" Then
                If shp.TextFrame.HasTextFrame Then
                    If shp.TextFrame.Characters.count &gt; 0 Then
                        txt = shp.TextFrame.Characters.Text
                    End If
                End If
            End If
            On Error GoTo 0

            If Len(txt) &gt; 0 And InStr(1, txt, caption, vbTextCompare) &gt; 0 Then
                ' anchor is one row below the shape, on the specified output column
                r = shp.TopLeftCell.Row + 1
                Set FindAnchor = ws.Cells(r, outCol)
                Exit Function
            End If
        Next shp
    End If

    If f Is Nothing Then
        Err.Raise vbObjectError + 1900, , "Caption '" &amp; caption &amp; "' not found."
    End If

    ' anchor is one row below the found cell, on the specified output column
    Set FindAnchor = ws.Cells(f.Row + 1, outCol)
End Function

Private Function FindCaptionRowOptional(ws As Worksheet, caption As String) As Long
    Dim f As Range, shp As Shape, txt As String

    If ws Is Nothing Then Exit Function

    With ws.UsedRange
        Set f = .Find(What:=caption, LookIn:=xlFormulas, LookAt:=xlPart, _
                      SearchOrder:=xlByRows, SearchDirection:=xlNext, _
                      MatchCase:=False, SearchFormat:=False)
    End With

    If Not f Is Nothing Then
        FindCaptionRowOptional = f.Row
        Exit Function
    End If

    For Each shp In ws.Shapes
        On Error Resume Next
        txt = ""
        If shp.TextFrame2.HasText Then
            txt = shp.TextFrame2.TextRange.Text
        End If
        If txt = "" Then
            If shp.TextFrame.HasTextFrame Then
                If shp.TextFrame.Characters.count &gt; 0 Then
                    txt = shp.TextFrame.Characters.Text
                End If
            End If
        End If
        On Error GoTo 0

        If Len(txt) &gt; 0 And InStr(1, txt, caption, vbTextCompare) &gt; 0 Then
            FindCaptionRowOptional = shp.TopLeftCell.Row
            Exit Function
        End If
    Next shp
End Function
Private Function FirstRowAfter(startRow As Long, ParamArray candidates() As Variant) As Long
    Dim best As Long
    Dim v As Variant, rowVal As Long

    best = 0
    For Each v In candidates
        If IsNumeric(v) Then
            rowVal = CLng(v)
            If rowVal &gt; startRow Then
                If best = 0 Or rowVal &lt; best Then
                    best = rowVal
                End If
            End If
        End If
    Next v

    FirstRowAfter = best
End Function

Private Sub ResolveDailyColumns(ws As Worksheet, aStart As Range, _
                                ByRef colTask As Long, ByRef colCtrl As Long, ByRef colFreq As Long)
    Dim gridFirstCol As Long
    Dim headerRow As Long

    colCtrl = aStart.Column
    colTask = Application.Max(1, colCtrl - 1)

    gridFirstCol = GetDailyGridFirstColOptional(ws)

    If gridFirstCol &gt; 0 Then
        colFreq = gridFirstCol - 1
        Exit Sub
    End If

    headerRow = aStart.Row - 1
    If headerRow &lt; 1 Then headerRow = 1

    colFreq = FindColumnByHeader(ws, headerRow, "Frequency", colCtrl, ws.Columns.count, colCtrl + 1)
End Sub

Private Function FindColumnByHeader(ws As Worksheet, headerRow As Long, headerText As String, _
                                    firstCol As Long, lastCol As Long, Optional fallbackCol As Long = 0) As Long
    Dim rng As Range, f As Range

    If lastCol &lt; firstCol Then lastCol = firstCol
    firstCol = Application.Max(1, firstCol)
    lastCol = Application.Min(ws.Columns.count, lastCol)

    Set rng = ws.Range(ws.Cells(headerRow, firstCol), ws.Cells(headerRow, lastCol))
    Set f = rng.Find(What:=headerText, LookIn:=xlFormulas, LookAt:=xlPart, _
                     SearchOrder:=xlByColumns, SearchDirection:=xlNext, _
                     MatchCase:=False, SearchFormat:=False)

    If Not f Is Nothing Then
        FindColumnByHeader = f.Column
    ElseIf fallbackCol &gt; 0 Then
        FindColumnByHeader = Application.Max(1, Application.Min(ws.Columns.count, fallbackCol))
    Else
        Err.Raise vbObjectError + 2100, , "Header '" &amp; headerText &amp; "' not found near row " &amp; headerRow &amp; "."
    End If
End Function

Private Function GetDailyGridFirstColOptional(ws As Worksheet) As Long
    Dim n As Name, rng As Range
    On Error Resume Next
    Set n = ThisWorkbook.Names("DailyGrid")
    On Error GoTo 0
    If n Is Nothing Then Exit Function
    On Error Resume Next
    Set rng = n.RefersToRange
    On Error GoTo 0
    If rng Is Nothing Then Exit Function
    GetDailyGridFirstColOptional = rng.Column
End Function

'========================
' Section helpers – enforce template layout
'========================
Private Function FirstPositive(value As Long) As Variant
    If value &gt; 0 Then
        FirstPositive = value
    Else
        FirstPositive = Empty
    End If
End Function

Private Function ResolveSectionLimit(ws As Worksheet, headRow As Long, _
                                     ParamArray candidates() As Variant) As Long
    Dim limitRow As Long
    limitRow = FirstRowAfter(headRow, candidates)

    If limitRow = 0 Then
        limitRow = DefaultLimitRow(ws, headRow)
    End If

    ResolveSectionLimit = Application.Max(headRow + 1, limitRow)
End Function

Private Sub EnsureSectionCapacity(sectionName As String, firstRow As Long, limitRow As Long, needRows As Long)
    Dim capacity As Long
    Dim required As Long

    capacity = Application.Max(1, limitRow - firstRow)
    required = Application.Max(1, needRows)

    If required &gt; capacity Then
        Err.Raise vbObjectError + 2151, , _
            sectionName &amp; " section only has " &amp; capacity &amp; " available row(s). Add more blank rows between the " &amp; _
            sectionName &amp; " header and the next section, then run Build Form again."
    End If
End Sub

Private Function DefaultLimitRow(ws As Worksheet, headRow As Long) As Long
    Dim lastUsed As Long

    If ws Is Nothing Then
        DefaultLimitRow = headRow + 1
        Exit Function
    End If

    On Error Resume Next
    lastUsed = ws.UsedRange.rows(ws.UsedRange.rows.count).Row + ws.UsedRange.Row - 1
    On Error GoTo 0

    If lastUsed &lt;= 0 Then
        lastUsed = ws.Cells(ws.rows.count, 1).End(xlUp).Row
    End If

    If lastUsed &lt; headRow Then lastUsed = headRow

    DefaultLimitRow = Application.Max(headRow + 1, lastUsed + 1)
End Function

Private Sub ClearDailySection(ws As Worksheet, firstRow As Long, lastRow As Long, _
                              colTask As Long, colCtrl As Long, colFreq As Long)
    Dim r As Long
    If lastRow &lt; firstRow Then Exit Sub
    For r = firstRow To lastRow
        ClearDailyRow ws, r, colTask, colCtrl, colFreq
    Next r
End Sub

Private Sub ClearColumnSection(ws As Worksheet, targetCol As Long, firstRow As Long, lastRow As Long)
    Dim r As Long
    If lastRow &lt; firstRow Then Exit Sub
    For r = firstRow To lastRow
        SafeClearOne ws.Cells(r, targetCol)
    Next r
End Sub

Private Sub RequireRowWithinLimit(currentRow As Long, lastAllowedRow As Long, sectionName As String)
    If currentRow &gt; lastAllowedRow Then
        Err.Raise vbObjectError + 2152, , _
            sectionName &amp; " section exceeded its allocated space. Add more blank rows below the section header and try again."
    End If
End Sub

'========================
' Name fixer (run once)
'========================
Public Sub FixNamesOnce()
    Dim ws As Worksheet: Set ws = GetWs(ThisWorkbook, "Standard Work", "STDWork")
    If ws Is Nothing Then Err.Raise 901, , "Sheet 'Standard Work' not found."

    ' BASIC: B:E (Control, Task, When, Frequency) starting row 6
    Dim lastBasic As Long
    lastBasic = Max( _
        ws.Cells(ws.rows.count, "B").End(xlUp).Row, _
        ws.Cells(ws.rows.count, "E").End(xlUp).Row _
    )
    If lastBasic &lt; 6 Then lastBasic = 6
    AssignNameTo "STDWork", ws.Range(ws.Cells(6, "B"), ws.Cells(lastBasic, "E"))

    ' SPECIFIC: G:K (Item, Control, Task, When, Frequency) starting row 6
    Dim lastSpec As Long
    lastSpec = Max( _
        ws.Cells(ws.rows.count, "G").End(xlUp).Row, _
        ws.Cells(ws.rows.count, "K").End(xlUp).Row _
    )
    If lastSpec &lt; 6 Then lastSpec = 6
    AssignNameTo "SpecificWork", ws.Range(ws.Cells(6, "G"), ws.Cells(lastSpec, "K"))

    MsgBox "STDWork -&gt; " &amp; ThisWorkbook.Names("STDWork").RefersTo &amp; vbCrLf &amp; _
           "SpecificWork -&gt; " &amp; ThisWorkbook.Names("SpecificWork").RefersTo, _
           vbInformation, "Names reset"
End Sub

'========================
' Range/sheet resolvers
'========================
Private Function GetNamedCell(nm As String) As Range
    Dim ws As Worksheet, nmObj As Name, r As Range, txt As String

    On Error Resume Next
    Set nmObj = ThisWorkbook.Names(nm)
    On Error GoTo 0

    If Not nmObj Is Nothing Then
        txt = nmObj.RefersTo
        If InStr(1, txt, "#REF!", vbTextCompare) &gt; 0 Then _
            Err.Raise vbObjectError + 922, , "Named range '" &amp; nm &amp; "' refers to #REF!."
        On Error Resume Next
        Set r = nmObj.RefersToRange
        On Error GoTo 0
    End If

    If r Is Nothing Then
        For Each ws In ThisWorkbook.Worksheets
            On Error Resume Next
            Set nmObj = ws.Names(nm)
            On Error GoTo 0
            If Not nmObj Is Nothing Then
                txt = nmObj.RefersTo
                If InStr(1, txt, "#REF!", vbTextCompare) &gt; 0 Then _
                    Err.Raise vbObjectError + 923, , "Named range '" &amp; nm &amp; "' on '" &amp; ws.Name &amp; "' refers to #REF!."
                On Error Resume Next
                Set r = nmObj.RefersToRange
                On Error GoTo 0
                If Not r Is Nothing Then Exit For
            End If
        Next ws
    End If

    If r Is Nothing Then Err.Raise vbObjectError + 924, , "Named range '" &amp; nm &amp; "' not found."

    Dim firstCell As Range
    Set firstCell = r.Areas(1).Cells(1, 1)

    ' If the named range or template uses merged cells, always resolve to the
    ' top-left cell of that merge area so callers can rely on a single-cell
    ' anchor even when the defined name covers multiple cells.
    If firstCell.MergeCells Then
        Set firstCell = firstCell.MergeArea.Cells(1, 1)
    End If

    Set GetNamedCell = firstCell
End Function

Private Function GetNamedRangeOptional(ByVal nm As String) As Range
    Dim n As Name
    On Error Resume Next
    Set n = ThisWorkbook.Names(nm)
    On Error GoTo 0
    If Not n Is Nothing Then
        If InStr(1, n.RefersTo, "#REF!", vbTextCompare) = 0 Then
            Set GetNamedRangeOptional = n.RefersToRange
        End If
    End If
End Function

Private Function GetWs(wb As Workbook, visibleName As String, Optional codeName As String = "") As Worksheet
    Dim sh As Worksheet
    Dim targetName As String

    On Error Resume Next
    If Len(visibleName) &gt; 0 Then
        Set sh = wb.Worksheets(visibleName)
    End If
    On Error GoTo 0
    If Not sh Is Nothing Then
        Set GetWs = sh
        Exit Function
    End If

    If Len(codeName) &gt; 0 Then
        For Each sh In wb.Worksheets
            If sh.codeName = codeName Then
                Set GetWs = sh
                Exit Function
            End If
        Next sh
    End If

    If Len(visibleName) &gt; 0 Then
        targetName = Canon(visibleName)
        For Each sh In wb.Worksheets
            If Canon(sh.Name) = targetName Then
                Set GetWs = sh
                Exit Function
            End If
        Next sh

        For Each sh In wb.Worksheets
            If InStr(1, Canon(sh.Name), targetName, vbTextCompare) &gt; 0 Then
                Set GetWs = sh
                Exit Function
            End If
        Next sh
    End If

    Set GetWs = Nothing
End Function

'========================
' Misc utils
'========================
Private Sub SafeClearOne(ByVal cell As Range)
    On Error Resume Next
    If cell.MergeCells Then
        cell.MergeArea.Cells(1, 1).ClearContents
    Else
        cell.ClearContents
    End If
    On Error GoTo 0
End Sub

Private Sub SafeSetOne(ByVal cell As Range, ByVal val As Variant)
    On Error Resume Next
    If cell.MergeCells Then
        cell.MergeArea.Cells(1, 1).value = val
    Else
        cell.value = val
    End If
    On Error GoTo 0
End Sub

Private Function Nz2(a As Variant, r As Long, c As Long) As Variant
    On Error GoTo Fallback
    Nz2 = a(r, c)
    Exit Function
Fallback:
    Nz2 = ""
End Function

Private Function TrimAll(ByVal s As String) As String
    Dim i As Long
    Static sp As Variant
    If IsEmpty(sp) Then
        sp = Split("32,160,9,10,11,12,13,5760,8192,8193,8194,8195,8196,8197,8198,8199,8200,8201,8202,8239,8287,12288", ",")
    End If
    For i = LBound(sp) To UBound(sp)
        s = Replace$(s, ChrW$(CLng(sp(i))), " ")
    Next
    On Error Resume Next
    s = Application.WorksheetFunction.Trim(s)
    On Error GoTo 0
    TrimAll = s
End Function

Private Function Canon(ByVal v As Variant) As String
    Canon = UCase$(TrimAll(CStr(v)))
End Function

Private Function ArrRows(ByVal a As Variant) As Long
    If IsEmpty(a) Or Not IsArray(a) Then Exit Function
    On Error Resume Next
    ArrRows = UBound(a, 1)
    If Err.Number &lt;&gt; 0 Then ArrRows = 0
    On Error GoTo 0
End Function

Private Function IsSpecificDay(ByVal s As String) As Boolean
    Dim v As String: v = UCase$(TrimAll(s))
    Select Case v
        Case "MONDAY", "TUESDAY", "WEDNESDAY", "THURSDAY", "FRIDAY", "SATURDAY", "SUNDAY", _
             "M", "TU", "W", "TH", "F", "SA", "SU"
            IsSpecificDay = True
        Case Else
            IsSpecificDay = False
    End Select
End Function

Private Function FormatWeeklyFrequency(ByVal raw As String) As String
    Dim v As String
    v = Canon(raw)

    Select Case v
        Case "M", "MONDAY":        FormatWeeklyFrequency = "Monday"
        Case "TU", "TUE", "TUESDAY": FormatWeeklyFrequency = "Tuesday"
        Case "W", "WED", "WEDNESDAY": FormatWeeklyFrequency = "Wednesday"
        Case "TH", "THU", "THURSDAY": FormatWeeklyFrequency = "Thursday"
        Case "F", "FRI", "FRIDAY": FormatWeeklyFrequency = "Friday"
        Case "SA", "SAT", "SATURDAY": FormatWeeklyFrequency = "Saturday"
        Case "SU", "SUN", "SUNDAY": FormatWeeklyFrequency = "Sunday"
        Case Else
            FormatWeeklyFrequency = TrimAll(raw)
    End Select
End Function

Private Function Max(ByVal a As Long, ByVal b As Long) As Long
    If a &gt; b Then Max = a Else Max = b
End Function


</script:module>
</file>

<file path=Basic/VBAProject/STDWork.xml><?xml version="1.0" encoding="utf-8"?>
<!DOCTYPE module  PUBLIC '-//OpenOffice.org//DTD OfficeDocument 1.0//EN'  'module.dtd'>
<script:module xmlns:script="http://openoffice.org/2000/script" script:name="STDWork" script:language="StarBasic" script:moduleType="document">Rem Attribute VBA_ModuleType=VBADocument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Form"/>
  <library:element library:name="Lists"/>
  <library:element library:name="ThisWorkbook"/>
  <library:element library:name="Module1"/>
  <library:element library:name="STDWor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